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063in" fo:margin-left="0.025in" fo:margin-right="-0.0063in" table:align="margins"/>
    </style:style>
    <style:style style:name="Table1.A" style:family="table-column">
      <style:table-column-properties style:column-width="3.0313in" style:rel-column-width="4365*"/>
    </style:style>
    <style:style style:name="Table1.B" style:family="table-column">
      <style:table-column-properties style:column-width="1.9375in" style:rel-column-width="279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break-before="page"/>
    </style:style>
    <style:style style:name="P2" style:family="paragraph" style:parent-style-name="Preformatted_20_Text">
      <style:text-properties fo:language="none" fo:country="non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Heading_20_1" style:master-page-name="First_20_Page"/>
    <style:style style:name="P8" style:family="paragraph" style:parent-style-name="Text_20_body" style:list-style-name="L2"/>
    <style:style style:name="P9" style:family="paragraph" style:parent-style-name="Heading_20_1" style:master-page-name="Standard"/>
    <style:style style:name="P10" style:family="paragraph" style:parent-style-name="Text_20_body" style:list-style-name="L3">
      <style:text-properties style:font-name="Thorndale1" fo:font-size="11pt" style:font-size-asian="11pt" style:font-size-complex="11pt"/>
    </style:style>
    <style:style style:name="P11" style:family="paragraph" style:parent-style-name="Text_20_body">
      <style:text-properties style:font-name="Thorndale1"/>
    </style:style>
    <style:style style:name="P12" style:family="paragraph" style:parent-style-name="Text_20_body" style:list-style-name="L4">
      <style:text-properties style:use-window-font-color="true" style:font-name="Courier New" fo:font-size="10pt" style:font-name-asian="Courier New" style:font-size-asian="10pt" style:font-name-complex="Courier New" style:font-size-complex="10pt"/>
    </style:style>
    <style:style style:name="P13" style:family="paragraph" style:parent-style-name="Standard" style:list-style-name="L4">
      <style:text-properties style:use-window-font-color="true"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Text_20_body">
      <style:text-properties style:font-name="Thorndale1" fo:font-size="11pt" style:font-size-asian="11pt" style:font-size-complex="11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horndale1" fo:font-size="11pt" style:font-name-asian="Courier New" style:font-size-asian="11pt" style:font-name-complex="Courier New" style:font-size-complex="11pt"/>
    </style:style>
    <style:style style:name="P18" style:family="paragraph" style:parent-style-name="Text_20_body">
      <style:text-properties style:use-window-font-color="true" style:font-name="Thorndale1" fo:font-size="11pt" style:font-size-asian="11pt" style:font-size-complex="11pt"/>
    </style:style>
    <style:style style:name="P19" style:family="paragraph" style:parent-style-name="Text_20_body" style:list-style-name="L5">
      <style:text-properties style:use-window-font-color="true" style:font-name="Courier New" fo:font-size="10pt" style:font-name-asian="Courier New" style:font-size-asian="10pt" style:font-name-complex="Courier New" style:font-size-complex="10pt"/>
    </style:style>
    <style:style style:name="P20" style:family="paragraph" style:parent-style-name="Text_20_body">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P21" style:family="paragraph" style:parent-style-name="Heading_20_2">
      <style:text-properties style:font-name="Times New Roman"/>
    </style:style>
    <style:style style:name="P22" style:family="paragraph" style:parent-style-name="Text_20_body">
      <style:text-properties style:font-name="Times New Roman"/>
    </style:style>
    <style:style style:name="P23" style:family="paragraph" style:parent-style-name="Heading_20_1" style:master-page-name="Right_20_Page"/>
    <style:style style:name="P24" style:family="paragraph" style:parent-style-name="Text_20_body">
      <style:text-properties fo:font-style="italic" style:font-style-asian="italic" style:font-style-complex="italic"/>
    </style:style>
    <style:style style:name="P25" style:family="paragraph" style:parent-style-name="Heading_20_1">
      <style:paragraph-properties fo:break-before="page"/>
    </style:style>
    <style:style style:name="P26" style:family="paragraph" style:parent-style-name="Table_20_Contents">
      <style:text-properties style:font-name="Thorndale1" fo:font-size="11pt" fo:font-weight="bold" style:font-size-asian="11pt" style:font-weight-asian="bold" style:font-size-complex="11pt" style:font-weight-complex="bold"/>
    </style:style>
    <style:style style:name="P27" style:family="paragraph" style:parent-style-name="Table_20_Contents">
      <style:text-properties style:font-name="Thorndale1" fo:font-size="11pt" style:font-size-asian="11pt" style:font-size-complex="11pt"/>
    </style:style>
    <style:style style:name="P28"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29"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30" style:family="paragraph" style:parent-style-name="Text_20_body" style:master-page-name="">
      <style:paragraph-properties fo:orphans="2" fo:widows="2"/>
      <style:text-properties style:font-name="Times New Roman" fo:font-style="normal" style:text-underline-style="none" fo:font-weight="normal" style:font-style-asian="normal" style:font-weight-asian="normal" style:font-style-complex="normal" style:font-weight-complex="normal"/>
    </style:style>
    <style:style style:name="P31" style:family="paragraph" style:parent-style-name="Text_20_body" style:list-style-name="L6">
      <style:text-properties style:font-name="Thorndale1"/>
    </style:style>
    <style:style style:name="P32" style:family="paragraph" style:parent-style-name="Text_20_body" style:list-style-name="L7">
      <style:text-properties style:font-name="Thorndale1"/>
    </style:style>
    <style:style style:name="P33" style:family="paragraph" style:parent-style-name="Text_20_body">
      <style:text-properties style:font-name="Thorndale1" fo:font-style="normal" style:font-style-asian="normal" style:font-style-complex="normal"/>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code_20_block">
      <style:text-properties style:use-window-font-color="true" fo:font-weight="normal" style:font-weight-asian="normal"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code_20_block">
      <style:paragraph-properties fo:margin-left="0in" fo:margin-right="0in" fo:text-indent="0in" style:auto-text-indent="false"/>
      <style:text-properties style:use-window-font-color="true" fo:font-weight="normal" style:font-weight-asian="normal" style:font-weight-complex="normal"/>
    </style:style>
    <style:style style:name="P39" style:family="paragraph" style:parent-style-name="code_20_block">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40" style:family="paragraph" style:parent-style-name="Text_20_body">
      <style:text-properties style:font-name="Thorndale1" fo:font-weight="normal" style:font-weight-asian="normal" style:font-weight-complex="normal"/>
    </style:style>
    <style:style style:name="P41" style:family="paragraph" style:parent-style-name="Text_20_body" style:list-style-name="L8">
      <style:text-properties style:font-name="Thorndale1"/>
    </style:style>
    <style:style style:name="P42" style:family="paragraph" style:parent-style-name="Text_20_body" style:list-style-name="L9">
      <style:text-properties style:font-name="Thorndale1"/>
    </style:style>
    <style:style style:name="P43" style:family="paragraph" style:parent-style-name="Heading_20_3">
      <style:text-properties style:font-name="Times New Roman"/>
    </style:style>
    <style:style style:name="P44" style:family="paragraph" style:parent-style-name="Standard" style:master-page-name="">
      <style:paragraph-properties fo:orphans="2" fo:widows="2" fo:keep-with-next="auto"/>
      <style:text-properties fo:color="#7f0055" style:font-name="Thorndale1" fo:font-size="10pt" fo:font-weight="bold" style:font-name-asian="Courier New" style:font-size-asian="10pt" style:font-weight-asian="bold" style:font-name-complex="Courier New" style:font-size-complex="10pt" style:font-weight-complex="bold"/>
    </style:style>
    <style:style style:name="P45" style:family="paragraph" style:parent-style-name="Standard">
      <style:paragraph-properties fo:orphans="2" fo:widows="2"/>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46" style:family="paragraph" style:parent-style-name="Standard">
      <style:paragraph-properties fo:margin-left="0in" fo:margin-right="0in" fo:text-align="start" style:justify-single-word="false" fo:keep-together="always" fo:orphans="2" fo:widows="2" fo:text-indent="0in" style:auto-text-indent="false" fo:keep-with-next="auto"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47" style:family="paragraph" style:parent-style-name="Standard">
      <style:paragraph-properties fo:margin-left="0in" fo:margin-right="0in" fo:text-align="start" style:justify-single-word="false" fo:text-indent="0in" style:auto-text-indent="false" style:text-autospace="none"/>
      <style:text-properties fo:color="#000000"/>
    </style:style>
    <style:style style:name="P48"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49" style:family="paragraph" style:parent-style-name="code_20_block">
      <style:paragraph-properties fo:margin-left="0in" fo:margin-right="0in" fo:text-indent="0in" style:auto-text-indent="false"/>
    </style:style>
    <style:style style:name="P50" style:family="paragraph" style:parent-style-name="code_20_block">
      <style:text-properties style:use-window-font-color="true"/>
    </style:style>
    <style:style style:name="P51" style:family="paragraph" style:parent-style-name="code_20_block">
      <style:text-properties fo:color="#800000" fo:font-weight="normal" style:font-weight-asian="normal" style:font-weight-complex="normal"/>
    </style:style>
    <style:style style:name="T1" style:family="text">
      <style:text-properties fo:language="none" fo:country="none"/>
    </style:style>
    <style:style style:name="T2" style:family="text">
      <style:text-properties style:font-name="Thorndale1" fo:font-weight="bold" style:font-weight-asian="bold" style:font-weight-complex="bold"/>
    </style:style>
    <style:style style:name="T3"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4" style:family="text">
      <style:text-properties fo:color="#000000" style:font-name="Thorndale1" fo:font-size="11pt" style:font-name-asian="Courier New" style:font-size-asian="11pt" style:font-name-complex="Courier New" style:font-size-complex="11pt"/>
    </style:style>
    <style:style style:name="T5" style:family="text">
      <style:text-properties style:font-name="Thorndale1" fo:font-size="11pt" fo:font-weight="bold" style:font-size-asian="11pt" style:font-weight-asian="bold" style:font-size-complex="11pt" style:font-weight-complex="bold"/>
    </style:style>
    <style:style style:name="T6" style:family="text">
      <style:text-properties style:font-name="Thorndale1" fo:font-size="11pt" fo:font-weight="normal" style:font-size-asian="11pt" style:font-weight-asian="normal" style:font-size-complex="11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style:font-name="Arial"/>
    </style:style>
    <style:style style:name="T11" style:family="text">
      <style:text-properties fo:font-weight="bold" style:font-name-asian="Courier New" style:font-weight-asian="bold" style:font-name-complex="Courier New" style:font-weight-complex="bold"/>
    </style:style>
    <style:style style:name="T12" style:family="text">
      <style:text-properties style:font-name-asian="Courier New" style:font-name-complex="Courier New"/>
    </style:style>
    <style:style style:name="T13" style:family="text">
      <style:text-properties style:font-name="Arial"/>
    </style:style>
    <style:style style:name="T14" style:family="text">
      <style:text-properties style:font-name="Thorndale1"/>
    </style:style>
    <style:style style:name="T15" style:family="text">
      <style:text-properties style:font-name="Thorndale1" fo:font-weight="normal" style:font-weight-asian="normal" style:font-weight-complex="normal"/>
    </style:style>
    <style:style style:name="T16" style:family="text">
      <style:text-properties style:font-name="Thorndale1" fo:font-size="11pt" style:font-size-asian="11pt" style:font-size-complex="11pt"/>
    </style:style>
    <style:style style:name="T17" style:family="text">
      <style:text-properties style:use-window-font-color="true"/>
    </style:style>
    <style:style style:name="T18" style:family="text">
      <style:text-properties style:use-window-font-color="true" style:font-name-asian="Courier New" style:font-name-complex="Courier New"/>
    </style:style>
    <style:style style:name="T19" style:family="text">
      <style:text-properties style:font-name="Courier New"/>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style:font-name="Thorndale1" fo:font-style="normal" fo:font-weight="bold" style:font-style-asian="normal" style:font-weight-asian="bold" style:font-style-complex="normal" style:font-weight-complex="bold"/>
    </style:style>
    <style:style style:name="T24" style:family="text">
      <style:text-properties style:font-name="Times New Roman"/>
    </style:style>
    <style:style style:name="T25" style:family="text">
      <style:text-properties style:font-name="Thorndale1"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color="#7f0055" fo:font-weight="bold" style:font-weight-asian="bold" style:font-weight-complex="bold"/>
    </style:style>
    <style:style style:name="T28" style:family="text">
      <style:text-properties style:use-window-font-color="true" fo:font-weight="normal" style:font-weight-asian="normal" style:font-weight-complex="normal"/>
    </style:style>
    <style:style style:name="T29" style:family="text">
      <style:text-properties style:font-name="Courier New" fo:font-size="10pt" style:font-name-asian="Courier New" style:font-size-asian="10pt" style:font-name-complex="Courier New" style:font-size-complex="10pt"/>
    </style:style>
    <style:style style:name="T30" style:family="text">
      <style:text-properties fo:font-style="italic" style:text-underline-style="none" style:font-style-asian="italic" style:font-style-complex="italic"/>
    </style:style>
    <style:style style:name="T31" style:family="text">
      <style:text-properties fo:color="#000000" fo:font-weight="bold" style:font-name-asian="Courier New" style:font-weight-asian="bold" style:font-name-complex="Courier New" style:font-weight-complex="bold"/>
    </style:style>
    <style:style style:name="T32" style:family="text">
      <style:text-properties fo:color="#000000" style:font-name-asian="Courier New" style:font-name-complex="Courier New"/>
    </style:style>
    <style:style style:name="T33" style:family="text">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ext_20_body"/>
      <text:p text:style-name="Text_20_body"/>
      <text:p text:style-name="Title">Sun Game Server<text:line-break/>Extension Manual</text:p>
      <text:p text:style-name="Subtitle">Draft 1<text:line-break/><text:date style:data-style-name="N37" text:date-value="2007-03-30T15:17:55.68" text:fixed="true">03/30/07</text:date></text:p>
      <text:p text:style-name="P1">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reformatted_20_Text">Copyright © 2007 Sun Microsystems, Inc., 4150 Network Circle, Santa</text:p>
      <text:p text:style-name="Preformatted_20_Text">Clara, California 95054, <text:span text:style-name="T1">Etats-Unis. Tous droits réservés.</text:span></text:p>
      <text:p text:style-name="P2"/>
      <text:p text:style-name="P2">Sun Microsystems, Inc. détient les droits de propriété intellectuels</text:p>
      <text:p text:style-name="P2">relatifs à la technologie incorporée dans le produit qui est décrit dans</text:p>
      <text:p text:style-name="P2">ce document. En particulier, et ce sans limitation, ces droits de</text:p>
      <text:p text:style-name="P2">propriété intellectuelle peuvent inclure un ou plus des brevets</text:p>
      <text:p text:style-name="P2">américains listés à l'adresse http://www.sun.com/patents et un ou les</text:p>
      <text:p text:style-name="P2">brevets supplémentaires ou les applications de brevet en attente aux</text:p>
      <text:p text:style-name="P2">Etats - Unis et dans les autres pays.</text:p>
      <text:p text:style-name="P2"/>
      <text:p text:style-name="P2">Cette distribution peut comprendre des composants développés par des</text:p>
      <text:p text:style-name="P2">tierces parties.Sun, Sun Microsystems, le logo Sun, Java et Solaris sont</text:p>
      <text:p text:style-name="P2">des marques de fabrique ou des marques déposées de Sun Microsystems,</text:p>
      <text:p text:style-name="P2">Inc. aux Etats-Unis et dans d'autres pays.</text:p>
      <text:p text:style-name="P2"/>
      <text:p text:style-name="P2">Les produits qui font l'objet de ce manuel d'entretien et les</text:p>
      <text:p text:style-name="P2">informations qu'il contient sont regis par la legislation americaine en</text:p>
      <text:p text:style-name="P2">matiere de controle des exportations et peuvent etre soumis au droit</text:p>
      <text:p text:style-name="P2">d'autres pays dans le domaine des exportations et importations. Les</text:p>
      <text:p text:style-name="P2">utilisations finales, ou utilisateurs finaux, pour des armes nucleaires,</text:p>
      <text:p text:style-name="P2">des missiles, des armes biologiques et chimiques ou du nucleaire</text:p>
      <text:p text:style-name="P2">maritime, directement ou indirectement, sont strictement interdites. Les</text:p>
      <text:p text:style-name="P2">exportations ou reexportations vers des pays sous embargo des</text:p>
      <text:p text:style-name="P2">Etats-Unis, ou vers des entites figurant sur les listes d'exclusion</text:p>
      <text:p text:style-name="P2">d'exportation americaines, y compris, mais de maniere non exclusive, la</text:p>
      <text:p text:style-name="P2">liste de personnes qui font objet d'un ordre de ne pas participer, d'une</text:p>
      <text:p text:style-name="P2">facon directe ou indirecte, aux exportations des produits ou des</text:p>
      <text:p text:style-name="P2">services qui sont regi par la legislation americaine en matiere de</text:p>
      <text:p text:style-name="P2">controle des exportations et la liste de ressortissants specifiquement</text:p>
      <text:p text:style-name="P2">designes, sont rigoureusement interdites.</text:p>
      <text:p text:style-name="Preformatted_20_Text"/>
      <text:p text:style-name="Preformatted_20_Text">LA DOCUMENTATION EST FOURNIE "EN L'ETAT" ET TOUTES AUTRES CONDITIONS,</text:p>
      <text:p text:style-name="Preformatted_20_Text">DECLARATIONS ET GARANTIES EXPRESSES OU TACITES SONT FORMELLEMENT</text:p>
      <text:p text:style-name="Preformatted_20_Text">EXCLUES, DANS LA MESURE AUTORISEE PAR LA LOI APPLICABLE, Y COMPRIS</text:p>
      <text:p text:style-name="Preformatted_20_Text">NOTAMMENT TOUTE GARANTIE IMPLICITE RELATIVE A LA QUALITE MARCHANDE, A</text:p>
      <text:p text:style-name="Preformatted_20_Text">L'APTITUDE A UNE UTILISATION PARTICULIERE OU A L'ABSENCE DE CONTREFAC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Introduction<text:tab/>4</text:p>
          <text:p text:style-name="P4">Application-specific Authenticators<text:tab/>5</text:p>
          <text:p text:style-name="P5">Introduction<text:tab/>5</text:p>
          <text:p text:style-name="P5">Implementing an IdentityAuthenticator<text:tab/>5</text:p>
          <text:p text:style-name="P6">The getSupportedCredentialTypes Method<text:tab/>5</text:p>
          <text:p text:style-name="P6">The assignContext Method<text:tab/>5</text:p>
          <text:p text:style-name="P6">The authenticateIdentity Method<text:tab/>6</text:p>
          <text:p text:style-name="P5">Example Code<text:tab/>6</text:p>
          <text:p text:style-name="P6">NamePasswordAuthenticator<text:tab/>6</text:p>
          <text:p text:style-name="P6">IdentityImpl<text:tab/>10</text:p>
          <text:p text:style-name="P4">Application-specific Communication Transport Protocols<text:tab/>13</text:p>
          <text:p text:style-name="P5">Introduction<text:tab/>13</text:p>
          <text:p text:style-name="P4">Application-specific Managers and Services<text:tab/>14</text:p>
          <text:p text:style-name="P5">Understanding Managers and Services<text:tab/>14</text:p>
          <text:p text:style-name="P5">Writing a Manager: WebGetManager<text:tab/>15</text:p>
          <text:p text:style-name="P6">WebGetManager<text:tab/>15</text:p>
          <text:p text:style-name="P5">Writing a Service: WebGetService<text:tab/>16</text:p>
          <text:p text:style-name="P6">Initialization<text:tab/>16</text:p>
          <text:p text:style-name="P6">Services, Transactions, and Thread Safety<text:tab/>18</text:p>
          <text:p text:style-name="P6">Task Conclusion: Commit<text:tab/>19</text:p>
          <text:p text:style-name="P6">Task Conclusion: Abort<text:tab/>20</text:p>
          <text:p text:style-name="P6">Service Shutdown<text:tab/>20</text:p>
          <text:p text:style-name="P6">Accessing Managed Objects<text:tab/>21</text:p>
          <text:p text:style-name="P5">Installing a Manager and Service<text:tab/>22</text:p>
          <text:p text:style-name="P5">Example Code<text:tab/>22</text:p>
          <text:p text:style-name="P6">WebGetManager<text:tab/>22</text:p>
          <text:p text:style-name="P6">WebGetService<text:tab/>23</text:p>
          <text:p text:style-name="P6">WebGetContext<text:tab/>30</text:p>
          <text:p text:style-name="P6">WebGetQueueNode<text:tab/>32</text:p>
          <text:p text:style-name="P6">WrappedNonPersistentSerializable<text:tab/>34</text:p>
          <text:p text:style-name="P6">WebGetListener<text:tab/>36</text:p>
        </text:index-body>
      </text:table-of-content>
      <text:h text:style-name="Heading_20_1" text:outline-level="1"/>
      <text:h text:style-name="P7" text:outline-level="1">Introduction</text:h>
      <text:p text:style-name="Text_20_body">This manual explains how to write extensions for the Sun Game Server (SGS). Extensions fall into one of three categories:</text:p>
      <text:list text:style-name="L2">
        <text:list-item>
          <text:p text:style-name="P8">Application-specific authenticators</text:p>
        </text:list-item>
        <text:list-item>
          <text:p text:style-name="P8">Application-specific communication transport protocols</text:p>
        </text:list-item>
        <text:list-item>
          <text:p text:style-name="P8">Application-specific managers and services</text:p>
          <text:p text:style-name="P8"/>
        </text:list-item>
      </text:list>
      <text:h text:style-name="P9" text:outline-level="1">Application-specific Authenticators</text:h>
      <text:h text:style-name="Heading_20_2" text:outline-level="2">Introduction</text:h>
      <text:p text:style-name="Text_20_body">Client connections to the SGS are gated by an instance of a class that implements the <text:span text:style-name="T2">IdentityAuthenticator</text:span> interface. This authenticator takes a set of client provided pieces of information in the form of an instance of a class that implements the <text:span text:style-name="T3">IdentityCredentials</text:span><text:span text:style-name="T4"> interface. The authenticator checks the credentials and, if they are correct, returns an instance of a class that implements the </text:span><text:span text:style-name="T3">Identity</text:span><text:span text:style-name="T4"> interface. If not, it throws a </text:span><text:span text:style-name="T3">CredentialException</text:span><text:span text:style-name="T4">.</text:span></text:p>
      <text:p text:style-name="Text_20_body">The SDK comes with two classes that implement <text:span text:style-name="T5">IdentityAuthenticator</text:span><text:span text:style-name="T6">:</text:span></text:p>
      <text:list text:style-name="L3">
        <text:list-item>
          <text:p text:style-name="P10">The first is called <text:span text:style-name="T7">NullAuthenticator</text:span><text:span text:style-name="T8">;</text:span> it is the default authenticator. It does no permission or access checks, and simply returns an <text:span text:style-name="T7">Identity</text:span> instance for the user name passed in in the <text:span text:style-name="T7">IdentityCredentials</text:span>.</text:p>
        </text:list-item>
        <text:list-item>
          <text:p text:style-name="P10">The second is called <text:span text:style-name="T7">NamePasswordAuthenticator</text:span>. This authenticator expects the <text:span text:style-name="T7">IdentityCredentials</text:span> to be an instance of the sub-class NamePasswordCredentials. It checks the name and password against an encrypted password file and only returns an <text:span text:style-name="T7">Identity</text:span> if they match.</text:p>
        </text:list-item>
      </text:list>
      <text:h text:style-name="Heading_20_2" text:outline-level="2">Implementing an IdentityAuthenticator</text:h>
      <text:p text:style-name="P11">An <text:span text:style-name="T7">IdentityAuthenticator</text:span> implementation is simply a class that implements the <text:span text:style-name="T7">IdentityAuthenticator</text:span> interface. The <text:span text:style-name="T7">IdentityAuthenticator</text:span> interface defines three methods that must be implemented by implementing classes:</text:p>
      <text:list text:style-name="L4">
        <text:list-item>
          <text:p text:style-name="P12"><text:span text:style-name="T8">public</text:span> String [] getSupportedCredentialTypes();</text:p>
        </text:list-item>
        <text:list-item>
          <text:p text:style-name="P12"><text:span text:style-name="T8">public void </text:span>assignContext(KernelAppContext context);</text:p>
        </text:list-item>
        <text:list-item>
          <text:p text:style-name="P13"><text:span text:style-name="T8">public</text:span> Identity authenticateIdentity(IdentityCredentials credentials)</text:p>
        </text:list-item>
      </text:list>
      <text:p text:style-name="P14"><text:s text:c="8"/><text:span text:style-name="T8">throws</text:span> LoginException;</text:p>
      <text:p text:style-name="P15"/>
      <text:p text:style-name="Text_20_body">Each of these methods is discussed in more detail below.</text:p>
      <text:h text:style-name="Heading_20_3" text:outline-level="3"><text:span text:style-name="T9">The </text:span><text:span text:style-name="T10">getSupportedCredentialTypes </text:span><text:span text:style-name="T9">Method</text:span></text:h>
      <text:p text:style-name="P16">This method informs the system of what kinds of credentials the <text:span text:style-name="T7">IdentityAuthenticator</text:span> needs in order to authenticate a user. It returns an array of strings that are matched against the string returned by the <text:span text:style-name="T11">getCredentialsType</text:span><text:span text:style-name="T12"> method on an object that implements the </text:span><text:span text:style-name="T11">IdentityCredentials</text:span><text:span text:style-name="T12"> interface. If the string returned from the </text:span><text:span text:style-name="T11">IdentityCredentials</text:span><text:span text:style-name="T12"> instance matches any of the strings returned by the </text:span><text:span text:style-name="T11">IdentityAuthenticator</text:span><text:span text:style-name="T12"> instance, then the system knows that the authenticator can authenticate that credential's object. </text:span></text:p>
      <text:p text:style-name="P17">Currently the only defined credential type is <text:span text:style-name="T7">NameAndPasswordCredentials</text:span>.</text:p>
      <text:h text:style-name="Heading_20_3" text:outline-level="3">The <text:span text:style-name="T13">assignContext</text:span> Method</text:h>
      <text:p text:style-name="Text_20_body">T<text:span text:style-name="T14">his method is called by the SGS to give the authenticator a </text:span><text:span text:style-name="T2">KernelAppContext</text:span><text:span text:style-name="T14"> to use. <text:s/>The </text:span><text:span text:style-name="T2">KernelAppContext</text:span><text:span text:style-name="T14"> is an opaque interface, only exposing the usual Object methods such as </text:span><text:span text:style-name="T2">toString</text:span><text:span text:style-name="T14">,</text:span><text:span text:style-name="T2">equals</text:span><text:span text:style-name="T15">,</text:span><text:span text:style-name="T14"> and </text:span><text:span text:style-name="T2">hashCode</text:span><text:span text:style-name="T14">. Internally, it contains information that the </text:span><text:span text:style-name="T2">IdentityAuthenticator</text:span><text:span text:style-name="T14"> will need to pass back into the SGS kernel in order to access certain kernel functions.</text:span></text:p>
      <text:h text:style-name="Heading_20_3" text:outline-level="3">The <text:span text:style-name="T13">authenticateIdentity</text:span> Method</text:h>
      <text:p text:style-name="Text_20_body">This method is the heart of the authenticator. When the SGS wants to know whether it should allow a <text:s/>user to log on, and what permissions that user has, it calls this method. <text:span text:style-name="T16">The </text:span><text:span text:style-name="T5">authenticateIdentity</text:span><text:span text:style-name="T16"> method takes one parameter: an object that implements the </text:span><text:span text:style-name="T5">IdentityCredentials</text:span><text:span text:style-name="T16"> interface.</text:span></text:p>
      <text:p text:style-name="P16">The first thing any implementation of this method needs to do is to test the parameter with <text:span text:style-name="T7">instanceof</text:span> to make sure that the parameter is a subclass of <text:span text:style-name="T7">IdentityCredentials</text:span> that it knows how to handle. If this test (or tests) fail, the method should throw a <text:span text:style-name="T7">CredentialException</text:span> with the <text:span text:style-name="T17">message </text:span><text:span text:style-name="T18">"unsupported credentials".</text:span></text:p>
      <text:p text:style-name="P18">If the parameter passes the <text:span text:style-name="T7">instanceof</text:span> test, it should be cast to the appropriate subtype and used to authenticate the user in whatever manner this authenticator is designed to do. For instance, the <text:span text:style-name="T7">NamePasswordAuthenticator</text:span> casts the parameter to a <text:span text:style-name="T7">NamePasswordCredentials</text:span> object and then looks up the name in an encrypted password file and checks that the passwords match.</text:p>
      <text:p text:style-name="P18">If the authenticator decides that the user is indeed authentic, it creates a new <text:span text:style-name="T7">Identity</text:span> object to pass back. If the authenticator rejects the user, <text:s/>it throws a <text:span text:style-name="T7">CredentialException</text:span> with the message <text:span text:style-name="T12">"Invalid credentials".</text:span></text:p>
      <text:p text:style-name="P18"><text:span text:style-name="T7">Identity</text:span> is just an interface. What an authenticator actually returns is an implementation of that interface. The <text:span text:style-name="T7">Identity</text:span> interface defines three methods that must be implemented:</text:p>
      <text:list text:style-name="L5">
        <text:list-item>
          <text:p text:style-name="P19"><text:span text:style-name="T8">public</text:span> String getName()</text:p>
        </text:list-item>
        <text:list-item>
          <text:p text:style-name="P19"><text:span text:style-name="T8">public void</text:span> notifyLoggedIn()</text:p>
        </text:list-item>
        <text:list-item>
          <text:p text:style-name="P19"><text:span text:style-name="T8">public void </text:span>notifyLoggedOut()</text:p>
        </text:list-item>
      </text:list>
      <text:p text:style-name="Text_20_body">The <text:span text:style-name="T2">getName</text:span> method returns a string containing the name of the authenticated user. This is the string that gets passed to the <text:span text:style-name="T2">loggedIn</text:span> method of the application's <text:span text:style-name="T2">AppListener</text:span><text:span text:style-name="T19">.</text:span></text:p>
      <text:p text:style-name="Text_20_body">The <text:span text:style-name="T2">notifyLoggedIn</text:span> and <text:span text:style-name="T2">notifyLoggedOut</text:span> methods are called by the SGS to inform the <text:span text:style-name="T2">Identity</text:span> object of those events. This is intended to allow an <text:span text:style-name="T2">Identity</text:span> object to communicate these events to a back-end billing system. If they are not needed, they can be left as empty stubs in the <text:span text:style-name="T2">Identity</text:span> implementation.</text:p>
      <text:p text:style-name="Text_20_body">The <text:span text:style-name="T7">Identity</text:span> object is used inside of the SGS to label things such as tasks<text:note text:id="ftn1" text:note-class="footnote"><text:note-citation>1</text:note-citation><text:note-body><text:p text:style-name="Footnote">For a definition of an SGS task, see the <text:span text:style-name="T20">Sun Game Server Application Tutorial</text:span>.</text:p></text:note-body></text:note> with the user who generated the event that created them. Implementations of <text:span text:style-name="T2">Identity</text:span> are free to add arbitrary methods and fields to store additional information on the <text:span text:style-name="T2">Identity </text:span>object, such as permission levels or roles. Any service may inquire as to the <text:span text:style-name="T2">Identity</text:span> associated with the task within which it was called and, in turn, make any of this additional information available to the application.</text:p>
      <text:p text:style-name="P20">Important:<text:span text:style-name="T8"> It is very important to preserve the correctness of </text:span><text:span text:style-name="T7">Identity</text:span><text:span text:style-name="T8"> objects. Corrupted </text:span><text:span text:style-name="T7">Identity</text:span><text:span text:style-name="T8"> objects can lead to system malfunction. For this reason, they should never be directly exposed to the application. Instead, expose their extended data and/or functionality through custom services or managers.</text:span></text:p>
      <text:h text:style-name="P21" text:outline-level="2">Example Code</text:h>
      <text:p text:style-name="P22">Below are the sources for the name and password authenticator shipped with the SDK.</text:p>
      <text:h text:style-name="Heading_20_3" text:outline-level="3">NamePasswordAuthenticator</text:h>
      <text:p text:style-name="Text_20_body">This is the actual authenticator that checks the name and password for legitimacy.</text:p>
      <text:p text:style-name="code_20_block">package com.sun.sgs.impl.auth;</text:p>
      <text:p text:style-name="code_20_block"/>
      <text:p text:style-name="code_20_block">import com.sun.sgs.auth.Identity;</text:p>
      <text:p text:style-name="code_20_block">import com.sun.sgs.auth.IdentityAuthenticator;</text:p>
      <text:p text:style-name="code_20_block">import com.sun.sgs.auth.IdentityCredentials;</text:p>
      <text:p text:style-name="code_20_block">import com.sun.sgs.impl.kernel.StandardProperties;</text:p>
      <text:p text:style-name="code_20_block">import com.sun.sgs.kernel.KernelAppContext;</text:p>
      <text:p text:style-name="code_20_block"/>
      <text:p text:style-name="code_20_block">import java.io.File;</text:p>
      <text:p text:style-name="code_20_block">import java.io.FileInputStream;</text:p>
      <text:p text:style-name="code_20_block">import java.io.FileNotFoundException;</text:p>
      <text:p text:style-name="code_20_block">import java.io.IOException;</text:p>
      <text:p text:style-name="code_20_block">import java.io.InputStreamReader;</text:p>
      <text:p text:style-name="code_20_block">import java.io.StreamTokenizer;</text:p>
      <text:p text:style-name="code_20_block"/>
      <text:p text:style-name="code_20_block">import java.security.MessageDigest;</text:p>
      <text:p text:style-name="code_20_block">import java.security.NoSuchAlgorithmException;</text:p>
      <text:p text:style-name="code_20_block"/>
      <text:p text:style-name="code_20_block">import java.util.Arrays;</text:p>
      <text:p text:style-name="code_20_block">import java.util.HashMap;</text:p>
      <text:p text:style-name="code_20_block">import java.util.Properties;</text:p>
      <text:p text:style-name="code_20_block"/>
      <text:p text:style-name="code_20_block">import javax.security.auth.login.AccountNotFoundException;</text:p>
      <text:p text:style-name="code_20_block">import javax.security.auth.login.CredentialException;</text:p>
      <text:p text:style-name="code_20_block"/>
      <text:p text:style-name="code_20_block"/>
      <text:p text:style-name="code_20_block">/**</text:p>
      <text:p text:style-name="code_20_block"><text:s/>* This simple implementation provides authentication based on a name and</text:p>
      <text:p text:style-name="code_20_block"><text:s/>* a password. It is intended only for development use.</text:p>
      <text:p text:style-name="code_20_block"><text:s/>* &lt;p&gt;</text:p>
      <text:p text:style-name="code_20_block"><text:s/>* The names and cooresponding passwords are provided through a file, which</text:p>
      <text:p text:style-name="code_20_block"><text:s/>* is read on startup and then never re-read. The file is named using the</text:p>
      <text:p text:style-name="code_20_block"><text:s/>* property &lt;code&gt;PASSWORD_FILE_PROPERTY&lt;/code&gt;. The file is of a simple form</text:p>
      <text:p text:style-name="code_20_block"><text:s/>* that consists of one entry per line, where each entry has a name, some</text:p>
      <text:p text:style-name="code_20_block"><text:s/>* whitespace, a SHA-256 hashed password that is encoded via</text:p>
      <text:p text:style-name="code_20_block"><text:s/>* &lt;code&gt;encodeBytes&lt;/code&gt;, and finally a newline.</text:p>
      <text:p text:style-name="code_20_block"><text:s/>*</text:p>
      <text:p text:style-name="code_20_block"><text:s/>* @since 1.0</text:p>
      <text:p text:style-name="code_20_block"><text:s/>*/</text:p>
      <text:p text:style-name="code_20_block">public class NamePasswordAuthenticator implements IdentityAuthenticator</text:p>
      <text:p text:style-name="code_20_block">{</text:p>
      <text:p text:style-name="code_20_block"/>
      <text:p text:style-name="code_20_block"><text:s text:c="4"/>/**</text:p>
      <text:p text:style-name="code_20_block"><text:s text:c="5"/>* The property used to define the password file location.</text:p>
      <text:p text:style-name="code_20_block"><text:s text:c="5"/>*/</text:p>
      <text:p text:style-name="code_20_block"><text:s text:c="4"/>public static final String PASSWORD_FILE_PROPERTY =</text:p>
      <text:p text:style-name="code_20_block"><text:s text:c="8"/>"com.sun.sgs.impl.auth.NamePasswordAuthenticator.PasswordFile";</text:p>
      <text:p text:style-name="code_20_block"/>
      <text:p text:style-name="code_20_block"><text:s text:c="4"/>/**</text:p>
      <text:p text:style-name="code_20_block"><text:s text:c="5"/>* The default name for the password file, relative to the app root.</text:p>
      <text:p text:style-name="code_20_block"><text:s text:c="5"/>*/</text:p>
      <text:p text:style-name="code_20_block"><text:s text:c="4"/>public static final String DEFAULT_FILE_NAME = "passwords";</text:p>
      <text:p text:style-name="code_20_block"/>
      <text:p text:style-name="code_20_block"><text:s text:c="4"/>// a fixed map from name to password, loaded from the password file</text:p>
      <text:p text:style-name="code_20_block"><text:s text:c="4"/>private final HashMap&lt;String,byte[]&gt; passwordMap;</text:p>
      <text:p text:style-name="code_20_block"/>
      <text:p text:style-name="code_20_block"><text:s text:c="4"/>// the instance used to hash passwords</text:p>
      <text:p text:style-name="code_20_block"><text:s text:c="4"/>private MessageDigest digest;</text:p>
      <text:p text:style-name="code_20_block"/>
      <text:p text:style-name="code_20_block"><text:s text:c="4"/>// the context</text:p>
      <text:p text:style-name="code_20_block"><text:s text:c="4"/>private volatile KernelAppContext context = null;</text:p>
      <text:p text:style-name="code_20_block"/>
      <text:p text:style-name="code_20_block"><text:s text:c="4"/>/**</text:p>
      <text:p text:style-name="code_20_block"><text:s text:c="5"/>* Creates an instance of &lt;code&gt;NamePasswordAuthenticator&lt;/code&gt;.</text:p>
      <text:p text:style-name="code_20_block"><text:s text:c="5"/>*</text:p>
      <text:p text:style-name="code_20_block"><text:s text:c="5"/>* @param properties the application's configuration properties</text:p>
      <text:p text:style-name="code_20_block"><text:s text:c="5"/>*</text:p>
      <text:p text:style-name="code_20_block"><text:s text:c="5"/>* @throws FileNotFoundException if the password file cannot be found</text:p>
      <text:p text:style-name="code_20_block"><text:s text:c="5"/>* @throws IOException if any error occurs reading the password file</text:p>
      <text:p text:style-name="code_20_block"><text:s text:c="5"/>* @throws NoSuchAlgorithmException if SHA-256 is not supported</text:p>
      <text:p text:style-name="code_20_block"><text:s text:c="5"/>*/</text:p>
      <text:p text:style-name="code_20_block"><text:s text:c="4"/>public NamePasswordAuthenticator(Properties properties)</text:p>
      <text:p text:style-name="code_20_block"><text:s text:c="8"/>throws FileNotFoundException, IOException, NoSuchAlgorithmException</text:p>
      <text:p text:style-name="code_20_block"><text:s text:c="4"/>{</text:p>
      <text:p text:style-name="code_20_block"><text:s text:c="8"/>if (properties == null)</text:p>
      <text:p text:style-name="code_20_block"><text:s text:c="12"/>throw new NullPointerException("Null properties not allowed");</text:p>
      <text:p text:style-name="code_20_block"/>
      <text:p text:style-name="code_20_block"><text:s text:c="8"/>// get the name of the password file</text:p>
      <text:p text:style-name="code_20_block"><text:s text:c="8"/>String passFile = properties.getProperty(PASSWORD_FILE_PROPERTY);</text:p>
      <text:p text:style-name="code_20_block"><text:s text:c="8"/>if (passFile == null) {</text:p>
      <text:p text:style-name="code_20_block"><text:s text:c="12"/>String root =</text:p>
      <text:p text:style-name="code_20_block"><text:s/><text:tab/><text:tab/><text:tab/>properties.getProperty(StandardProperties.APP_ROOT);</text:p>
      <text:p text:style-name="code_20_block"><text:s text:c="12"/>passFile = root + File.separator + DEFAULT_FILE_NAME;</text:p>
      <text:p text:style-name="code_20_block"><text:s text:c="8"/>}</text:p>
      <text:p text:style-name="code_20_block"/>
      <text:p text:style-name="code_20_block"><text:s text:c="8"/>// load the passwords</text:p>
      <text:p text:style-name="code_20_block"><text:s text:c="8"/>FileInputStream in = new FileInputStream(passFile);</text:p>
      <text:p text:style-name="code_20_block"><text:s text:c="8"/>StreamTokenizer stok = </text:p>
      <text:p text:style-name="code_20_block"><text:tab/><text:tab/>new StreamTokenizer(new InputStreamReader(in));</text:p>
      <text:p text:style-name="code_20_block"><text:s text:c="8"/>stok.eolIsSignificant(false);</text:p>
      <text:p text:style-name="code_20_block"><text:s text:c="8"/>//stok.wordChars('0', '0' + 16);</text:p>
      <text:p text:style-name="code_20_block"><text:s text:c="8"/>passwordMap = new HashMap&lt;String,byte[]&gt;();</text:p>
      <text:p text:style-name="code_20_block"><text:s text:c="8"/>while (stok.nextToken() != StreamTokenizer.TT_EOF) {</text:p>
      <text:p text:style-name="code_20_block"><text:s text:c="12"/>String name = stok.sval;</text:p>
      <text:p text:style-name="code_20_block"><text:s text:c="12"/>if (stok.nextToken() == StreamTokenizer.TT_EOF)</text:p>
      <text:p text:style-name="code_20_block"><text:s text:c="16"/>throw new IOException("Unexpected EOL at line " +</text:p>
      <text:p text:style-name="code_20_block"><text:s text:c="38"/>stok.lineno());</text:p>
      <text:p text:style-name="code_20_block"><text:s text:c="12"/>byte [] password = decodeBytes(stok.sval.getBytes("UTF-8"));</text:p>
      <text:p text:style-name="code_20_block"><text:s text:c="12"/>passwordMap.put(name, password);</text:p>
      <text:p text:style-name="code_20_block"><text:s text:c="8"/>}</text:p>
      <text:p text:style-name="code_20_block"/>
      <text:p text:style-name="code_20_block"><text:s text:c="8"/>// finally, create the digest we'll use to hash incoming passwords</text:p>
      <text:p text:style-name="code_20_block"><text:s text:c="8"/>digest = MessageDigest.getInstance("SHA-256");</text:p>
      <text:p text:style-name="code_20_block"><text:s text:c="4"/>}</text:p>
      <text:p text:style-name="code_20_block"/>
      <text:p text:style-name="code_20_block"><text:s text:c="4"/>/**</text:p>
      <text:p text:style-name="code_20_block"><text:s text:c="5"/>* Decodes an array of bytes that has been encoded by a call to</text:p>
      <text:p text:style-name="code_20_block"><text:s text:c="5"/>* &lt;code&gt;encodeBytes&lt;/code&gt;. This results in the original binary</text:p>
      <text:p text:style-name="code_20_block"><text:s text:c="5"/>* representation. This is used to decode a hashed password from the</text:p>
      <text:p text:style-name="code_20_block"><text:s text:c="5"/>* password file.</text:p>
      <text:p text:style-name="code_20_block"><text:s text:c="5"/>*</text:p>
      <text:p text:style-name="code_20_block"><text:s text:c="5"/>* @param bytes an encoded array of bytes as provided by a call</text:p>
      <text:p text:style-name="code_20_block"><text:s text:c="5"/>* <text:s text:c="16"/>to &lt;code&gt;encodePassword&lt;/code&gt;</text:p>
      <text:p text:style-name="code_20_block"><text:s text:c="5"/>*</text:p>
      <text:p text:style-name="code_20_block"><text:s text:c="5"/>* @return the original binary representation</text:p>
      <text:p text:style-name="code_20_block"><text:s text:c="5"/>*/</text:p>
      <text:p text:style-name="code_20_block"><text:s text:c="4"/>public static byte [] decodeBytes(byte [] bytes) {</text:p>
      <text:p text:style-name="code_20_block"><text:s text:c="8"/>byte [] decoded = new byte[bytes.length / 2];</text:p>
      <text:p text:style-name="code_20_block"><text:s text:c="8"/>for (int i = 0; i &lt; decoded.length; i++) {</text:p>
      <text:p text:style-name="code_20_block"><text:s text:c="12"/>int encodedIndex = i * 2;</text:p>
      <text:p text:style-name="code_20_block"><text:s text:c="12"/>decoded[i] = (byte)(((bytes[encodedIndex] - 'a') &lt;&lt; 4) +</text:p>
      <text:p text:style-name="code_20_block"><text:s text:c="32"/>(bytes[encodedIndex + 1] - 'a'));</text:p>
      <text:p text:style-name="code_20_block"><text:s text:c="8"/>}</text:p>
      <text:p text:style-name="code_20_block"><text:s text:c="8"/>return decoded;</text:p>
      <text:p text:style-name="code_20_block"><text:s text:c="4"/>}</text:p>
      <text:p text:style-name="code_20_block"/>
      <text:p text:style-name="code_20_block"><text:s text:c="4"/>/**</text:p>
      <text:p text:style-name="code_20_block"><text:s text:c="5"/>* Encodes an array of bytes in a form suitable for including in a text</text:p>
      <text:p text:style-name="code_20_block"><text:s text:c="5"/>* file. In this case, a very simple base-16 encoding is used. The</text:p>
      <text:p text:style-name="code_20_block"><text:s text:c="5"/>* original binary representation can be resolved by calling</text:p>
      <text:p text:style-name="code_20_block"><text:s text:c="5"/>* &lt;code&gt;decodeBytes&lt;/code&gt;. This is used to turn a hashed password</text:p>
      <text:p text:style-name="code_20_block"><text:s text:c="5"/>* into a form suitable for the password file.</text:p>
      <text:p text:style-name="code_20_block"><text:s text:c="5"/>*</text:p>
      <text:p text:style-name="code_20_block"><text:s text:c="5"/>* @param bytes an array of bytes</text:p>
      <text:p text:style-name="code_20_block"><text:s text:c="5"/>*</text:p>
      <text:p text:style-name="code_20_block"><text:s text:c="5"/>* @return an encoding of the bytes in a form suitable for use in text</text:p>
      <text:p text:style-name="code_20_block"><text:s text:c="5"/>*/</text:p>
      <text:p text:style-name="code_20_block"><text:s text:c="4"/>public static byte [] encodeBytes(byte [] bytes) {</text:p>
      <text:p text:style-name="code_20_block"><text:s text:c="8"/>byte [] encoded = new byte[bytes.length * 2];</text:p>
      <text:p text:style-name="code_20_block"><text:s text:c="8"/>for (int i = 0; i &lt; bytes.length; i++) {</text:p>
      <text:p text:style-name="code_20_block"><text:s text:c="12"/>int encodedIndex = i * 2;</text:p>
      <text:p text:style-name="code_20_block"><text:s text:c="12"/>encoded[encodedIndex] = (byte)(((bytes[i] &amp; 0xF0) &gt;&gt; 4) + 'a');</text:p>
      <text:p text:style-name="code_20_block"><text:s text:c="12"/>encoded[encodedIndex + 1] = (byte)((bytes[i] &amp; 0x0F) + 'a');</text:p>
      <text:p text:style-name="code_20_block"><text:s text:c="8"/>}</text:p>
      <text:p text:style-name="code_20_block"><text:s text:c="8"/>return encoded;</text:p>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String [] getSupportedCredentialTypes() {</text:p>
      <text:p text:style-name="code_20_block"><text:s text:c="8"/>return new String [] { NamePasswordCredentials.TYPE_IDENTIFIER };</text:p>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void assignContext(KernelAppContext ctx) {</text:p>
      <text:p text:style-name="code_20_block"><text:s text:c="8"/>if (ctx == null)</text:p>
      <text:p text:style-name="code_20_block"><text:s text:c="12"/>throw new NullPointerException("Null context not allowed");</text:p>
      <text:p text:style-name="code_20_block"><text:s text:c="8"/>if (context != null)</text:p>
      <text:p text:style-name="code_20_block"><text:s text:c="12"/>throw new IllegalStateException("Context was already assigned");</text:p>
      <text:p text:style-name="code_20_block"><text:s text:c="8"/>context = ctx;</text:p>
      <text:p text:style-name="code_20_block"><text:s text:c="4"/>}</text:p>
      <text:p text:style-name="code_20_block"/>
      <text:p text:style-name="code_20_block"><text:s text:c="4"/>/**</text:p>
      <text:p text:style-name="code_20_block"><text:s text:c="5"/>* {@inheritDoc}</text:p>
      <text:p text:style-name="code_20_block"><text:s text:c="5"/>* &lt;p&gt;</text:p>
      <text:p text:style-name="code_20_block"><text:s text:c="5"/>* The provided &lt;code&gt;IdentityCredentials&lt;/code&gt; must be an instance</text:p>
      <text:p text:style-name="code_20_block"><text:s text:c="5"/>* of &lt;code&gt;NamePasswordCredentials&lt;/code&gt;.</text:p>
      <text:p text:style-name="code_20_block"><text:s text:c="5"/>*</text:p>
      <text:p text:style-name="code_20_block"><text:s text:c="5"/>* @throws AccountNotFoundException if the identity is unknown</text:p>
      <text:p text:style-name="code_20_block"><text:s text:c="5"/>* @throws CredentialException if the credentials are invalid</text:p>
      <text:p text:style-name="code_20_block"><text:s text:c="5"/>*/</text:p>
      <text:p text:style-name="code_20_block"><text:s text:c="4"/>public Identity authenticateIdentity(IdentityCredentials credentials)</text:p>
      <text:p text:style-name="code_20_block"><text:s text:c="8"/>throws AccountNotFoundException, CredentialException</text:p>
      <text:p text:style-name="code_20_block"><text:s text:c="4"/>{</text:p>
      <text:p text:style-name="code_20_block"><text:s text:c="8"/>// make sure that we were given the right type of credentials</text:p>
      <text:p text:style-name="code_20_block"><text:s text:c="8"/>if (! (credentials instanceof NamePasswordCredentials))</text:p>
      <text:p text:style-name="code_20_block"><text:s text:c="12"/>throw new CredentialException("unsupported credentials");</text:p>
      <text:p text:style-name="code_20_block"><text:s text:c="8"/>NamePasswordCredentials npc = (NamePasswordCredentials)credentials;</text:p>
      <text:p text:style-name="code_20_block"/>
      <text:p text:style-name="code_20_block"><text:s text:c="8"/>// get the name, and make sure they have a password entry</text:p>
      <text:p text:style-name="code_20_block"><text:s text:c="8"/>String name = npc.getName();</text:p>
      <text:p text:style-name="code_20_block"><text:s text:c="8"/>byte [] validPass = passwordMap.get(name);</text:p>
      <text:p text:style-name="code_20_block"><text:s text:c="8"/>if (validPass == null)</text:p>
      <text:p text:style-name="code_20_block"><text:s text:c="12"/>throw new AccountNotFoundException("Unknown user: " + name);</text:p>
      <text:p text:style-name="code_20_block"/>
      <text:p text:style-name="code_20_block"><text:s text:c="8"/>// hash the given password</text:p>
      <text:p text:style-name="code_20_block"><text:s text:c="8"/>byte [] pass = null;</text:p>
      <text:p text:style-name="code_20_block"><text:s text:c="8"/>synchronized (digest) {</text:p>
      <text:p text:style-name="code_20_block"><text:s text:c="12"/>digest.reset();</text:p>
      <text:p text:style-name="code_20_block"><text:s text:c="12"/>try {</text:p>
      <text:p text:style-name="code_20_block"><text:s text:c="16"/>pass = digest.digest((new String(npc.getPassword())).</text:p>
      <text:p text:style-name="code_20_block"><text:s text:c="37"/>getBytes("UTF-8"));</text:p>
      <text:p text:style-name="code_20_block"><text:s text:c="12"/>} catch (IOException ioe) {</text:p>
      <text:p text:style-name="code_20_block"><text:s text:c="16"/>throw new CredentialException("Could not get password: " +</text:p>
      <text:p text:style-name="code_20_block"><text:s text:c="46"/>ioe.getMessage());</text:p>
      <text:p text:style-name="code_20_block"><text:s text:c="12"/>}</text:p>
      <text:p text:style-name="code_20_block"><text:s text:c="8"/>}</text:p>
      <text:p text:style-name="code_20_block"><text:s text:c="8"/></text:p>
      <text:p text:style-name="code_20_block"><text:s text:c="8"/>// verify that the hashes match</text:p>
      <text:p text:style-name="code_20_block"><text:s text:c="8"/>if (! Arrays.equals(validPass, pass))</text:p>
      <text:p text:style-name="code_20_block"><text:s text:c="12"/>throw new CredentialException("Invalid credentials");</text:p>
      <text:p text:style-name="code_20_block"/>
      <text:p text:style-name="code_20_block"><text:s text:c="8"/>return new IdentityImpl(name);</text:p>
      <text:p text:style-name="code_20_block"><text:s text:c="4"/>}</text:p>
      <text:p text:style-name="code_20_block"/>
      <text:p text:style-name="code_20_block">}</text:p>
      <text:p text:style-name="code_20_block"/>
      <text:h text:style-name="Heading_20_3" text:outline-level="3">IdentityImpl</text:h>
      <text:p text:style-name="Text_20_body">This method implements a simple <text:span text:style-name="T7">Identity</text:span> object for the <text:span text:style-name="T2">NamePasswordAuthenticator</text:span> to return to the system.</text:p>
      <text:p text:style-name="code_20_block"/>
      <text:p text:style-name="code_20_block">package com.sun.sgs.impl.auth;</text:p>
      <text:p text:style-name="code_20_block"/>
      <text:p text:style-name="code_20_block">import com.sun.sgs.auth.Identity;</text:p>
      <text:p text:style-name="code_20_block"/>
      <text:p text:style-name="code_20_block">import java.io.Serializable;</text:p>
      <text:p text:style-name="code_20_block"/>
      <text:p text:style-name="code_20_block"/>
      <text:p text:style-name="code_20_block">/**</text:p>
      <text:p text:style-name="code_20_block"><text:s/>* This is a basic implementation of &lt;code&gt;Identity&lt;/code&gt; that maps a name</text:p>
      <text:p text:style-name="code_20_block"><text:s/>* to the identity.</text:p>
      <text:p text:style-name="code_20_block"><text:s/>*</text:p>
      <text:p text:style-name="code_20_block"><text:s/>* @since 1.0</text:p>
      <text:p text:style-name="code_20_block"><text:s/>*/</text:p>
      <text:p text:style-name="code_20_block">public class IdentityImpl implements Identity, Serializable</text:p>
      <text:p text:style-name="code_20_block">{</text:p>
      <text:p text:style-name="code_20_block"><text:s text:c="4"/>private static final long serialVersionUID = 1L;</text:p>
      <text:p text:style-name="code_20_block"/>
      <text:p text:style-name="code_20_block"><text:s text:c="4"/>// the name of this identity</text:p>
      <text:p text:style-name="code_20_block"><text:s text:c="4"/>private final String name;</text:p>
      <text:p text:style-name="code_20_block"/>
      <text:p text:style-name="code_20_block"><text:s text:c="4"/>/**</text:p>
      <text:p text:style-name="code_20_block"><text:s text:c="5"/>* Creates an instance of &lt;code&gt;Identity&lt;/code&gt; associated with the</text:p>
      <text:p text:style-name="code_20_block"><text:s text:c="5"/>* given name.</text:p>
      <text:p text:style-name="code_20_block"><text:s text:c="5"/>*</text:p>
      <text:p text:style-name="code_20_block"><text:s text:c="5"/>* @param name the name of this identity</text:p>
      <text:p text:style-name="code_20_block"><text:s text:c="5"/>*/</text:p>
      <text:p text:style-name="code_20_block"><text:s text:c="4"/>public IdentityImpl(String name) {</text:p>
      <text:p text:style-name="code_20_block"><text:s text:c="8"/>if (name == null)</text:p>
      <text:p text:style-name="code_20_block"><text:s text:c="12"/>throw new NullPointerException("Null names are not allowed");</text:p>
      <text:p text:style-name="code_20_block"/>
      <text:p text:style-name="code_20_block"><text:s text:c="8"/>this.name = name;</text:p>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String getName() {</text:p>
      <text:p text:style-name="code_20_block"><text:s text:c="8"/>return name;</text:p>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void notifyLoggedIn() {</text:p>
      <text:p text:style-name="code_20_block"/>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void notifyLoggedOut() {</text:p>
      <text:p text:style-name="code_20_block"/>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boolean equals(Object o) {</text:p>
      <text:p text:style-name="code_20_block"><text:s text:c="8"/>if ((o == null) || (! (o instanceof IdentityImpl)))</text:p>
      <text:p text:style-name="code_20_block"><text:s text:c="12"/>return false;</text:p>
      <text:p text:style-name="code_20_block"/>
      <text:p text:style-name="code_20_block"><text:s text:c="8"/>return ((IdentityImpl)o).name.equals(name);</text:p>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int hashCode() {</text:p>
      <text:p text:style-name="code_20_block"><text:s text:c="8"/>return name.hashCode();</text:p>
      <text:p text:style-name="code_20_block"><text:s text:c="4"/>}</text:p>
      <text:p text:style-name="code_20_block"/>
      <text:p text:style-name="code_20_block">}</text:p>
      <text:h text:style-name="P23" text:outline-level="1">Application-specific Communication Transport Protocols</text:h>
      <text:h text:style-name="Heading_20_2" text:outline-level="2">Introduction</text:h>
      <text:p text:style-name="P24">The transport protocol section of the SGS is currently still in development and does not yet support custom transport protocols. This will change. When the transport protocol part of the stack has sufficiently matured, this paragraph will be replaced with the instructions for crafting your custom protocol.</text:p>
      <text:h text:style-name="Heading_20_1" text:outline-level="1"/>
      <text:h text:style-name="P25" text:outline-level="1">Application-specific Managers and Services</text:h>
      <text:h text:style-name="Heading_20_2" text:outline-level="2">Understanding Managers and Services</text:h>
      <text:p text:style-name="Text_20_body">Application-specific managers and services are how you extend the functionality of the SGS stack. It is important to understand the differences between code in Managed Objects and code in managers and services. <text:s/>The following table summarizes these differences:</text:p>
      <text:p text:style-name="P22"/>
      <table:table table:name="Table1" table:style-name="Table1">
        <table:table-column table:style-name="Table1.A"/>
        <table:table-column table:style-name="Table1.B" table:number-columns-repeated="2"/>
        <table:table-row>
          <table:table-cell table:style-name="Table1.A1" office:value-type="string">
            <text:p text:style-name="P26">Managed Objects</text:p>
          </table:table-cell>
          <table:table-cell table:style-name="Table1.A1" office:value-type="string">
            <text:p text:style-name="P26">Managers </text:p>
          </table:table-cell>
          <table:table-cell table:style-name="Table1.C1" office:value-type="string">
            <text:p text:style-name="P26">Services</text:p>
          </table:table-cell>
        </table:table-row>
        <table:table-row>
          <table:table-cell table:style-name="Table1.A2" office:value-type="string">
            <text:p text:style-name="P27">Executes in any VM in the back end.</text:p>
          </table:table-cell>
          <table:table-cell table:style-name="Table1.A2" office:value-type="string">
            <text:p text:style-name="P27">Are local to a specific VM.</text:p>
          </table:table-cell>
          <table:table-cell table:style-name="Table1.C2" office:value-type="string">
            <text:p text:style-name="P27">Are local to a specific VM.</text:p>
          </table:table-cell>
        </table:table-row>
        <table:table-row>
          <table:table-cell table:style-name="Table1.A2" office:value-type="string">
            <text:p text:style-name="P27">Automatically persist their internal data.</text:p>
          </table:table-cell>
          <table:table-cell table:style-name="Table1.A2" office:value-type="string">
            <text:p text:style-name="P27">Cannot persist data.</text:p>
          </table:table-cell>
          <table:table-cell table:style-name="Table1.C2" office:value-type="string">
            <text:p text:style-name="P27">Must manually persist data using the Data Manager.</text:p>
          </table:table-cell>
        </table:table-row>
        <table:table-row>
          <table:table-cell table:style-name="Table1.A2" office:value-type="string">
            <text:p text:style-name="P27">Are automatically transactional.</text:p>
          </table:table-cell>
          <table:table-cell table:style-name="Table1.A2" office:value-type="string">
            <text:p text:style-name="P27">Are non-transactional.</text:p>
          </table:table-cell>
          <table:table-cell table:style-name="Table1.C2" office:value-type="string">
            <text:p text:style-name="P27">Must do explicit transaction management if required. <text:s/></text:p>
          </table:table-cell>
        </table:table-row>
        <table:table-row>
          <table:table-cell table:style-name="Table1.A2" office:value-type="string">
            <text:p text:style-name="P27">Must execute short-lived tasks.</text:p>
          </table:table-cell>
          <table:table-cell table:style-name="Table1.A2" office:value-type="string">
            <text:p text:style-name="P27">Can execute any arbitrary Java code.</text:p>
          </table:table-cell>
          <table:table-cell table:style-name="Table1.C2" office:value-type="string">
            <text:p text:style-name="P27">Can execute any arbitrary Java code.</text:p>
          </table:table-cell>
        </table:table-row>
        <table:table-row>
          <table:table-cell table:style-name="Table1.A2" office:value-type="string">
            <text:p text:style-name="P27">Call managers to talk to the outside world.</text:p>
          </table:table-cell>
          <table:table-cell table:style-name="Table1.A2" office:value-type="string">
            <text:p text:style-name="P27">Have no access to managers or services other than the one they are optionally bound to.</text:p>
          </table:table-cell>
          <table:table-cell table:style-name="Table1.C2" office:value-type="string">
            <text:p text:style-name="P27">Have access to all installed managers and services.</text:p>
          </table:table-cell>
        </table:table-row>
      </table:table>
      <text:p text:style-name="P22"/>
      <text:p text:style-name="Text_20_body">These differences come about because Managed Objects are executed <text:span text:style-name="T20">within</text:span> the container environment, whereas managers and services <text:span text:style-name="T20">extend</text:span><text:span text:style-name="T21"> the container environment. Furthermore, services are provided with access to a task's transactional context, as well as hooks back into the container system itself. </text:span></text:p>
      <text:p text:style-name="Text_20_body">A manager is the Managed Object-facing interface to a stack extension. A Managed Object can fetch a reference to an instance of the manager by using the <text:span text:style-name="T2">AppContext.getManager</text:span> method. That reference is guaranteed to remain valid for the life of the task in which it was fetched, but not beyond that. When coding a manager, this guarantee turns into a requirement<text:span text:style-name="T7"> </text:span><text:span text:style-name="T8">on the part of the manager author.</text:span></text:p>
      <text:p text:style-name="Text_20_body">Any arbitrary Java code can be a manager, with one important caveat: <text:span text:style-name="T22">A manager must not block the thread of a task that calls into it.</text:span><text:span text:style-name="T7"> </text:span>If it is necessary to make blocking calls in order to service a task's request, the manager should create a new thread of control to block on, and queue a new task when it has the results.</text:p>
      <text:p text:style-name="P28">A service is a piece of Java code that participates in the transaction of the task that fetches it. A service is required to implement the <text:span text:style-name="T2">Service</text:span> interface.</text:p>
      <text:p text:style-name="P28">A manager may be backed by a service. If it is, the manager must implement a constructor that takes one parameter: the service instance it will be backed by. If a manager is not backed by a service, it must implement the null constructor.</text:p>
      <text:p text:style-name="P28">A manager not backed by a service has no more transactional understanding of its own. It also has no access to the underlying system beyond that available to Managed Object through the <text:span text:style-name="T2">AppContext</text:span>. In general, the only reason to write a service-less manager is if the code it contains is more sensibly bound to the container than to the application.</text:p>
      <text:p text:style-name="P29">A service can be fronted by a manager but does not have to be. A service without a manager front end provides service to other services, but not to Managed Objects. <text:s/></text:p>
      <text:p text:style-name="P30">A manager bound to a service can participate in the transaction, make internal container system calls, and publish an interface to the application's Managed Objects.</text:p>
      <text:h text:style-name="Heading_20_2" text:outline-level="2">Writing a Manager: WebGetManager</text:h>
      <text:p text:style-name="Text_20_body">This section shows how to write a manager that fetches a data file from an HTTP server.</text:p>
      <text:p text:style-name="Text_20_body">As mentioned above, the only requirement for a manager is that it implement the right constructor (a null constructor if it is not backed by a service, a constructor that takes an instance of the service if it is.) <text:s/>Although it might seem that this service has no state and therefore needs no service behind it, this is not a valid conclusion.</text:p>
      <text:p text:style-name="Text_20_body">Recall that a manager must not block the task thread that calls it. Since this manager will need to do a blocking IO call in order to get the data from the HTTP server, it will need to do its work in a separate thread and then queue a task to handle the result. At any time up until commit, a task may abort and retry again from scratch later on. Since you don't want to end up with multiple result tasks being queued for a single attempt to call <text:span text:style-name="T21">the </text:span><text:span text:style-name="T23">WebGetManager</text:span>, the <text:span text:style-name="T2">WebGetManager</text:span><text:span text:style-name="T14"> </text:span><text:span text:style-name="T24">must wait until commit time of the task to begin its work. It will need to keep a queue of all the requested Web files and then start a thread for each at commit time.</text:span></text:p>
      <text:p text:style-name="Text_20_body">Therefore the actual work will be done by the <text:span text:style-name="T23">WebGetService</text:span><text:span text:style-name="T20">.</text:span><text:span text:style-name="T21"> The </text:span><text:span text:style-name="T23">WebGetManager</text:span><text:span text:style-name="T25"> </text:span><text:span text:style-name="T21">is just a thin wrapper that looks like this:</text:span></text:p>
      <text:h text:style-name="Heading_20_3" text:outline-level="3">WebGetManager</text:h>
      <text:p text:style-name="code_20_block">package com.sun.sgs.examples.webgetservice;</text:p>
      <text:p text:style-name="code_20_block"/>
      <text:p text:style-name="code_20_block">import java.net.URL;</text:p>
      <text:p text:style-name="code_20_block">import java.util.logging.Logger;</text:p>
      <text:p text:style-name="code_20_block"/>
      <text:p text:style-name="code_20_block"/>
      <text:p text:style-name="code_20_block">/**</text:p>
      <text:p text:style-name="code_20_block"><text:s/>* This is a simple example Manager that serves as the app-facing front</text:p>
      <text:p text:style-name="code_20_block"><text:s/>* end to the WebGetService.</text:p>
      <text:p text:style-name="code_20_block"><text:s/>* </text:p>
      <text:p text:style-name="code_20_block"><text:s/>* The WebGetService provides an SGS application with the ability to fetch</text:p>
      <text:p text:style-name="code_20_block"><text:s/>* a piece of web content from a remote web server</text:p>
      <text:p text:style-name="code_20_block"><text:s/>*</text:p>
      <text:p text:style-name="code_20_block"><text:s/>*/</text:p>
      <text:p text:style-name="code_20_block">public class WebGetManager <text:s/>{</text:p>
      <text:p text:style-name="code_20_block"><text:s text:c="4"/>/** The {@link Logger} for this class. */</text:p>
      <text:p text:style-name="code_20_block"><text:s text:c="4"/>private static final Logger logger =</text:p>
      <text:p text:style-name="code_20_block"><text:s text:c="8"/>Logger.getLogger(WebGetManager.class.getName());</text:p>
      <text:p text:style-name="code_20_block"><text:s text:c="4"/></text:p>
      <text:p text:style-name="code_20_block"><text:s text:c="4"/></text:p>
      <text:p text:style-name="code_20_block"><text:s text:c="4"/>// holds a reference to our bound service, an instance of</text:p>
      <text:p text:style-name="code_20_block"><text:s text:c="4"/>// WebGetService.class</text:p>
      <text:p text:style-name="code_20_block"><text:s text:c="4"/>private WebGetService myService;</text:p>
      <text:p text:style-name="code_20_block"><text:s text:c="4"/></text:p>
      <text:p text:style-name="code_20_block"><text:s text:c="4"/>/**The constructor called by the system to instantiate the</text:p>
      <text:p text:style-name="code_20_block"><text:s text:c="5"/>* WebGetManager. <text:s/>Each SGS app has a single instance of</text:p>
      <text:p text:style-name="code_20_block"><text:s text:c="5"/>* any installed manager</text:p>
      <text:p text:style-name="code_20_block"><text:s text:c="5"/>* @param service The bound instance of WebGetService</text:p>
      <text:p text:style-name="code_20_block"><text:s text:c="5"/>*/</text:p>
      <text:p text:style-name="code_20_block"><text:s text:c="4"/>public WebGetManager(WebGetService service){</text:p>
      <text:p text:style-name="code_20_block"><text:s text:c="8"/>myService = service;</text:p>
      <text:p text:style-name="code_20_block"><text:s text:c="8"/></text:p>
      <text:p text:style-name="code_20_block"><text:s text:c="4"/>}</text:p>
      <text:p text:style-name="code_20_block"><text:s text:c="4"/></text:p>
      <text:p text:style-name="code_20_block"><text:s text:c="4"/></text:p>
      <text:p text:style-name="code_20_block"><text:s text:c="4"/></text:p>
      <text:p text:style-name="code_20_block"><text:s text:c="4"/>/**</text:p>
      <text:p text:style-name="code_20_block"><text:s text:c="5"/>* The app can call this method to request that a piece of web content</text:p>
      <text:p text:style-name="code_20_block"><text:s text:c="5"/>* identified by a URL be fetched.</text:p>
      <text:p text:style-name="code_20_block"><text:s text:c="5"/>* Because it is unknown how long it will take to return that content,</text:p>
      <text:p text:style-name="code_20_block"><text:s text:c="5"/>* this call is asynchronous and returns immediately to the calling app</text:p>
      <text:p text:style-name="code_20_block"><text:s text:c="5"/>* At some later date, when the content is acquired, a new task will</text:p>
      <text:p text:style-name="code_20_block"><text:s text:c="5"/>* be launched that will call the gotContent() method on the passed</text:p>
      <text:p text:style-name="code_20_block"><text:s text:c="5"/>* in listener.</text:p>
      <text:p text:style-name="code_20_block"><text:s text:c="5"/>* </text:p>
      <text:p text:style-name="code_20_block"><text:s text:c="5"/>* @param fileURL the URL to fetch the content of</text:p>
      <text:p text:style-name="code_20_block"><text:s text:c="5"/>* @param listener the listener to call back when content is acquired</text:p>
      <text:p text:style-name="code_20_block"><text:s text:c="5"/>*/</text:p>
      <text:p text:style-name="code_20_block"><text:s text:c="4"/>public void getURLContent(URL url,WebGetListener listener){</text:p>
      <text:p text:style-name="code_20_block"><text:s text:c="8"/>myService.queueURLRequest(url,listener);</text:p>
      <text:p text:style-name="code_20_block"><text:s text:c="4"/>}</text:p>
      <text:p text:style-name="code_20_block"><text:s text:c="4"/></text:p>
      <text:p text:style-name="code_20_block"><text:s text:c="4"/></text:p>
      <text:p text:style-name="code_20_block">}</text:p>
      <text:p text:style-name="code_20_block"/>
      <text:h text:style-name="Heading_20_2" text:outline-level="2">Writing a Service: WebGetService</text:h>
      <text:p text:style-name="Text_20_body"><text:s/>It is possible to write a manager that is not backed by a service if the manager does not need any access to SGS system resources to do its job. In the vast majority of cases, however, a manager will be just a front end to a service that does the actual work. Services have full access to SGS resources and can do things like persist data (by calling the <text:span text:style-name="T7">DataService</text:span><text:span text:style-name="T8">)</text:span> or queue new tasks for execution (using the <text:span text:style-name="T7">TaskScheduler</text:span> service).</text:p>
      <text:p text:style-name="Text_20_body">Services have a more complex life cycle then managers, so this section will break down the implementation of the <text:span text:style-name="T2">WebGetService</text:span><text:span text:style-name="T14"> a</text:span><text:span text:style-name="T24">ccording to its life cycle.</text:span></text:p>
      <text:h text:style-name="Heading_20_3" text:outline-level="3">Initialization</text:h>
      <text:p text:style-name="P11">Services are <text:s/>initialized in a two-phase process: <text:span text:style-name="T20">construction</text:span> and <text:span text:style-name="T20">configuration</text:span>. <text:s/></text:p>
      <text:p text:style-name="P11">The first phase is their construction. All services must implement a constructor that takes two parameters: </text:p>
      <text:list text:style-name="L6">
        <text:list-item>
          <text:p text:style-name="P31">A Java <text:span text:style-name="T7">Properties</text:span> object. The <text:span text:style-name="T7">Properties</text:span> object contains all the same properties that are visible from the application for which this instance of the service was created. </text:p>
        </text:list-item>
        <text:list-item>
          <text:p text:style-name="P31">An SGS-defined class called <text:span text:style-name="T7">ComponentRegistry</text:span>. The <text:span text:style-name="T7">ComponentRegistry</text:span> contains references to the parts of the container system that are exposed for direct access by services.</text:p>
        </text:list-item>
      </text:list>
      <text:p text:style-name="P11"><text:s/>Currently there are three classes for which you can request an instance from the <text:span text:style-name="T7">ComponentRegistry</text:span>: </text:p>
      <text:list text:style-name="L7">
        <text:list-item>
          <text:p text:style-name="P32">the <text:span text:style-name="T7">TaskScheduler</text:span></text:p>
        </text:list-item>
        <text:list-item>
          <text:p text:style-name="P32">the <text:span text:style-name="T7">IdentityManager</text:span> </text:p>
        </text:list-item>
        <text:list-item>
          <text:p text:style-name="P32">the <text:span text:style-name="T26">TransactionCoordinator</text:span></text:p>
        </text:list-item>
      </text:list>
      <text:p text:style-name="P33">See the Javadocs for those classes for more information on what you can do with them from your service. <text:s/></text:p>
      <text:p text:style-name="P33">The constructor code for <text:span text:style-name="T7">WebGetService</text:span> first checks to see if the property for a Web proxy has been set; if so, it sets up the proxy:</text:p>
      <text:p text:style-name="P34"><text:span text:style-name="T27"><text:tab/></text:span><text:span text:style-name="T28">public WebGetService(Properties properties, ComponentRegistry registry) {</text:span></text:p>
      <text:p text:style-name="P35"><text:s text:c="8"/>// We're going to need a reference to the scheduler in order to</text:p>
      <text:p text:style-name="P35"><text:s text:c="8"/>// schedule result tasks later.</text:p>
      <text:p text:style-name="P35"><text:s text:c="8"/>scheduler = registry.getComponent(TaskScheduler.class);</text:p>
      <text:p text:style-name="P35"><text:s text:c="8"/>// set the proxy if there is one</text:p>
      <text:p text:style-name="P35"><text:s text:c="8"/>String proxyURL =</text:p>
      <text:p text:style-name="P35"><text:s text:c="12"/>properties.getProperty("com.sun.sgs.app.managers.webget.proxy");</text:p>
      <text:p text:style-name="P35"><text:s text:c="8"/>if (proxyURL != null) {</text:p>
      <text:p text:style-name="P35"><text:s text:c="12"/>try {</text:p>
      <text:p text:style-name="P35"><text:s text:c="16"/>setWebProxy(new URL(proxyURL));</text:p>
      <text:p text:style-name="P35"><text:s text:c="12"/>} catch (MalformedURLException e) {</text:p>
      <text:p text:style-name="P35"><text:s text:c="16"/><text:span text:style-name="T20">logger</text:span>.throwing(getClass().getName(), "&lt;init&gt;", e);</text:p>
      <text:p text:style-name="P35"><text:s text:c="12"/>}</text:p>
      <text:p text:style-name="P35"><text:s text:c="8"/>}</text:p>
      <text:p text:style-name="P35"/>
      <text:p text:style-name="P35"><text:s text:c="5"/>...</text:p>
      <text:p text:style-name="P15"/>
      <text:p text:style-name="Text_20_body">Next, the constructor sets up the thread that will service the get requests.</text:p>
      <text:p text:style-name="P36">...<text:line-break/><text:line-break/><text:span text:style-name="T29">// This is the thread that actually services the web fetch requests</text:span></text:p>
      <text:p text:style-name="P35"><text:s text:c="8"/>// We use the resource coordinator rather then creating our own</text:p>
      <text:p text:style-name="P35"><text:s text:c="8"/>// thread so the SGS can track reource usage</text:p>
      <text:p text:style-name="P35"><text:s text:c="8"/>ResourceCoordinator resourceCoordinator =</text:p>
      <text:p text:style-name="P35"><text:s text:c="12"/>registry.getComponent(ResourceCoordinator.class);</text:p>
      <text:p text:style-name="P35"><text:s text:c="8"/>resourceCoordinator.startTask(new Runnable() {</text:p>
      <text:p text:style-name="P35"><text:s text:c="12"/>public void run() {</text:p>
      <text:p text:style-name="P35"><text:s text:c="16"/>while (!stop) {</text:p>
      <text:p text:style-name="P35"><text:s text:c="20"/>try {</text:p>
      <text:p text:style-name="P35"><text:s text:c="24"/>WebGetContext context = resolveQueue.take();</text:p>
      <text:p text:style-name="P35"><text:s text:c="24"/>// by the time we are actually asked to service a</text:p>
      <text:p text:style-name="P35"><text:s text:c="24"/>// task's context and the proxy will</text:p>
      <text:p text:style-name="P35"><text:s text:c="24"/>// be set</text:p>
      <text:p text:style-name="P35"><text:s text:c="24"/>context.doRequests(proxy);</text:p>
      <text:p text:style-name="P35"><text:s text:c="20"/>} catch (InterruptedException e) {</text:p>
      <text:p text:style-name="P35"><text:s text:c="24"/>e.printStackTrace();</text:p>
      <text:p text:style-name="P35"><text:s text:c="20"/>}</text:p>
      <text:p text:style-name="P35"><text:s text:c="16"/>}</text:p>
      <text:p text:style-name="P35"><text:s text:c="12"/>}</text:p>
      <text:p text:style-name="P35"><text:s text:c="8"/>}, null);</text:p>
      <text:p text:style-name="P36">}</text:p>
      <text:p text:style-name="code_20_block"/>
      <text:p text:style-name="P11">The second phase of initialization consists of a call to the service's <text:span text:style-name="T7">configure</text:span> method. The <text:span text:style-name="T7">configure</text:span> method has two parameters as well: another <text:span text:style-name="T7">ComponentRegistry</text:span> and a <text:span text:style-name="T7">TransactionProxy</text:span>. This <text:span text:style-name="T7">ComponentRegistry</text:span> contains all the services that were configured before this one. In addition, other services will get added to it as they complete their <text:span text:style-name="T7">configure</text:span> calls. All we do in <text:span text:style-name="T7">WebGetService</text:span> is stash away the <text:span text:style-name="T7">TransactionProxy</text:span> for later use:</text:p>
      <text:p text:style-name="P34"><text:span text:style-name="T27"><text:tab/></text:span><text:span text:style-name="T28">public void configure(ComponentRegistry registry, TransactionProxy trans)</text:span></text:p>
      <text:p text:style-name="P35"><text:s text:c="4"/><text:tab/>{</text:p>
      <text:p text:style-name="P35"><text:s text:c="8"/>//Save the TransactionProxy for later use.</text:p>
      <text:p text:style-name="P35"><text:s text:c="8"/>// There is only one transaction proxy per application that</text:p>
      <text:p text:style-name="P35"><text:s text:c="8"/>// all tasks share so it is saved on the service rather then</text:p>
      <text:p text:style-name="P35"><text:s text:c="8"/>// in a specific task's context</text:p>
      <text:p text:style-name="P35"><text:s text:c="8"/>transProxy = trans;</text:p>
      <text:p text:style-name="P35"><text:s text:c="4"/><text:tab/>}</text:p>
      <text:p text:style-name="P22"/>
      <text:p text:style-name="P16">The <text:span text:style-name="T7">TransactionProxy</text:span> is an important object for your service to hang on to. Your service will get called by SGS application code within a task. A task is both a thread of control and a transactional context.<text:note text:id="ftn2" text:note-class="footnote"><text:note-citation>2</text:note-citation><text:note-body><text:p text:style-name="Footnote">For more information on tasks, see the <text:span text:style-name="T30">Sun Game Server Application Tutorial.</text:span></text:p></text:note-body></text:note> During calls to your service from SGS applications, you can use <text:span text:style-name="T7">TransactionProxy.getCurrentTransaction</text:span> to gain access to the task's transactional context. <text:span text:style-name="T7">Transaction.getCurrentOwner</text:span> returns information regarding on whose behalf the task was being executed (either a user or the system) in the form of a <text:span text:style-name="T7">TaskOwner</text:span> object. The last method, <text:span text:style-name="T7">TransactionProxy.</text:span><text:span text:style-name="T31">getService</text:span><text:span text:style-name="T32"> can be used to fetch a <text:s/>reference to another service that has been configured for this SGS application. This is rather redundant with the first parameter, the </text:span><text:span text:style-name="T31">ComponentRegistry</text:span><text:span text:style-name="T32">. <text:s/>The reason they both exist is mostly historical.</text:span></text:p>
      <text:p text:style-name="P16">Once the <text:span text:style-name="T7">configure</text:span> call has returned, the service is initialized and ready to be used by the application for which it was created.</text:p>
      <text:h text:style-name="Heading_20_3" text:outline-level="3">Services, Transactions, and Thread Safety</text:h>
      <text:p text:style-name="Text_20_body">Applications can make requests of a manager by calling its public methods. A manager may, in turn, hand these requests on to its associated service by making one or more method calls on the service. </text:p>
      <text:p text:style-name="Text_20_body">Since these method calls originate in code handling a task, they always have a transaction context and a thread of execution associated with them. It is important to remember that tasks occur in parallel, so: <text:span text:style-name="T22">A service may be asked to handle calls from many different threads at once, and so must be coded to be thread-safe.</text:span></text:p>
      <text:p text:style-name="P37">Since each task is a pairing of exactly one thread with one transactional context, the most natural way to handle thread safety is to assign an internal service context to each thread context. A map that maps the two is an efficient way to handle this.</text:p>
      <text:p text:style-name="P11"><text:span text:style-name="T8">In the example service, </text:span><text:span text:style-name="T7">WebGetService</text:span><text:span text:style-name="T8">, there is a class called </text:span><text:span text:style-name="T7">WebGetContext</text:span><text:span text:style-name="T8">. This class contains the service state for each task using the service. In this case, the context is a queue of URLs to go and get at task commit time and the IDs of Managed Objects for the listeners to call back with the contents of each URL.</text:span></text:p>
      <text:p text:style-name="P11">The private utility methods <text:span text:style-name="T7">getContext</text:span> and <text:span text:style-name="T7">removeContext</text:span> manage the context for the rest of the methods: </text:p>
      <text:p text:style-name="P35"><text:tab/>private WebGetContext getContext(Transaction trans) {</text:p>
      <text:p text:style-name="P35"><text:s text:c="8"/>WebGetContext ctext = threadContextInfo.get(trans);</text:p>
      <text:p text:style-name="P35"><text:s text:c="8"/>if (ctext == null) { // first time</text:p>
      <text:p text:style-name="P35"><text:s text:c="12"/>ctext =</text:p>
      <text:p text:style-name="P35"><text:s text:c="16"/>new WebGetContext( <text:s/>scheduler,</text:p>
      <text:p text:style-name="P35"><text:s text:c="20"/>transProxy.getService(DataService.class),</text:p>
      <text:p text:style-name="P35"><text:s text:c="20"/>transProxy.getCurrentOwner());</text:p>
      <text:p text:style-name="P35"><text:s text:c="12"/>threadContextInfo.put(trans, ctext);</text:p>
      <text:p text:style-name="P35"><text:s text:c="12"/>trans.join(this);</text:p>
      <text:p text:style-name="P35"><text:s text:c="8"/>}</text:p>
      <text:p text:style-name="P35"><text:s text:c="8"/>return ctext;</text:p>
      <text:p text:style-name="P35"><text:s text:c="4"/><text:tab/>}</text:p>
      <text:p text:style-name="P35"/>
      <text:p text:style-name="P35"><text:tab/>...</text:p>
      <text:p text:style-name="P35"/>
      <text:p text:style-name="P38"><text:tab/>private void removeContext(Transaction trans) {</text:p>
      <text:p text:style-name="P36"><text:tab/>threadContextInfo.remove(trans);</text:p>
      <text:p text:style-name="P39">}</text:p>
      <text:p text:style-name="P15"/>
      <text:p text:style-name="P15"><text:tab/></text:p>
      <text:p text:style-name="P11">One of the important qualities of services is that they can be active participants in a task's transaction. This means that they will get called by the <text:span text:style-name="T7">TransactionCoordinator</text:span> when a transaction completes or aborts. To get these callbacks, however, the service must explicitly join the transaction; this is done by using <text:span text:style-name="T7">Transaction.join</text:span>. The code above makes use of the fact that, for any transaction, the block that creates the <text:span text:style-name="T7">WebGetContext</text:span> will only get called once to do the join at the same time.</text:p>
      <text:p text:style-name="P11">To join a transaction, a service must implement the <text:span text:style-name="T7">TransactionParticipant</text:span> interface. There is an important sub-interface of <text:span text:style-name="T7">TransactionParticipant</text:span> called <text:span text:style-name="T7">NonDurableTransactionParticpant</text:span>. Any service that does not have to save state of its own but wants to particpate in the transaction should implement <text:span text:style-name="T7">NonDurableTransactionParticpant</text:span>. <text:s/></text:p>
      <text:p text:style-name="P11">The current <text:span text:style-name="T7">TransactionCoordinator</text:span> performs an optimization based on the assumption that there is only one durable transaction particpant. It will not allow more than one durable transaction participant to join a transaction. All transactions already have their one durable participant: the <text:span text:style-name="T7">DataService</text:span>. Thus, <text:span text:style-name="T22">all extension services must be non-durable transaction participants and implement the NonDurableTransactionParticpant interface.</text:span></text:p>
      <text:p text:style-name="P40">If a service needs to store durable information to operate, it can do so by using the <text:span text:style-name="T7">DataService</text:span> to store and retrieve the information. This is explained further in “Accessing Managed Objects<text:span text:style-name="T8">,”</text:span><text:span text:style-name="T7"> </text:span>below.</text:p>
      <text:h text:style-name="Heading_20_3" text:outline-level="3">Task Conclusion: Commit</text:h>
      <text:p text:style-name="Text_20_body">A task al<text:span text:style-name="T14">ways concludes its execution with either the abort or commit of its associated transaction. The order of commit for a successful transaction is </text:span><text:span text:style-name="T2">prepare</text:span><text:span text:style-name="T14">, followed by </text:span><text:span text:style-name="T2">commit</text:span><text:span text:style-name="T14">. Any transaction participant in a successful transaction will go through a prepare phase followed some tiem later by a commit phase. This will be represented in one of two ways to the service: </text:span></text:p>
      <text:list text:style-name="L8">
        <text:list-item>
          <text:p text:style-name="P41">In the first case, its <text:span text:style-name="T7">prepare</text:span> method is called during the prepare phase, and then its <text:span text:style-name="T7">commit</text:span> called in the commit phase. </text:p>
        </text:list-item>
        <text:list-item>
          <text:p text:style-name="P41">Alternatively, as an optimization the combined <text:span text:style-name="T7">prepareAndCommit</text:span> method may be called to do both at once.</text:p>
        </text:list-item>
      </text:list>
      <text:p text:style-name="P11">In <text:span text:style-name="T7">WebGetService</text:span>, this is the code to handle successful conclusion of a task:</text:p>
      <text:p text:style-name="P35"><text:s/><text:tab/>public void commit(final Transaction arg0) {</text:p>
      <text:p text:style-name="P35"><text:s text:c="5"/><text:tab/><text:tab/>// spawn a new thread so we don't block getting stuff from web server</text:p>
      <text:p text:style-name="P35"><text:s text:c="8"/><text:tab/>final WebGetContext ctext = getContext(arg0);</text:p>
      <text:p text:style-name="P35"><text:s text:c="8"/><text:tab/>new Thread(new Runnable() {</text:p>
      <text:p text:style-name="P35"><text:s text:c="12"/><text:tab/>public void run() {</text:p>
      <text:p text:style-name="P35"><text:s text:c="16"/><text:tab/><text:tab/>ctext.doRequests(proxy,transProxy);</text:p>
      <text:p text:style-name="P35"><text:s text:c="12"/><text:tab/>}</text:p>
      <text:p text:style-name="P35"><text:s text:c="8"/><text:tab/>}).start();</text:p>
      <text:p text:style-name="P35"><text:s text:c="12"/></text:p>
      <text:p text:style-name="P35"><text:s text:c="8"/><text:tab/>removeContext(arg0); <text:s/>// this is not a race because all it does </text:p>
      <text:p text:style-name="P35"><text:tab/><text:tab/><text:tab/><text:tab/><text:tab/> <text:s text:c="3"/>// is remove the reference in the hash table</text:p>
      <text:p text:style-name="P35"><text:tab/><text:tab/><text:tab/><text:tab/><text:tab/> <text:s text:c="3"/>// the context object will remain alive till the </text:p>
      <text:p text:style-name="P35"><text:s text:c="33"/>// thread completes</text:p>
      <text:p text:style-name="P35"><text:s text:c="4"/><text:tab/>}</text:p>
      <text:p text:style-name="P35"/>
      <text:p text:style-name="P35"><text:s text:c="4"/><text:tab/>public boolean prepare(Transaction arg0) throws Exception {</text:p>
      <text:p text:style-name="P35"><text:s text:c="6"/><text:tab/>return false; // this says we DO need a commit</text:p>
      <text:p text:style-name="P35"><text:s text:c="4"/><text:tab/>}</text:p>
      <text:p text:style-name="P35"/>
      <text:p text:style-name="P35"><text:s text:c="4"/><text:tab/>public void prepareAndCommit(Transaction arg0) throws Exception {</text:p>
      <text:p text:style-name="P35"><text:s text:c="8"/><text:tab/>commit(arg0);</text:p>
      <text:p text:style-name="P35"><text:s text:c="4"/><text:tab/>}</text:p>
      <text:p text:style-name="P15"/>
      <text:p text:style-name="P11">The <text:span text:style-name="T7">prepare</text:span> method returns a boolean value. Returning the right value from this call is very important: </text:p>
      <text:list text:style-name="L9">
        <text:list-item>
          <text:p text:style-name="P42">If your code has no need to actually perform commit actions, it should return <text:span text:style-name="T7">true</text:span>. This prevents a call to your <text:span text:style-name="T7">commit</text:span> method. </text:p>
        </text:list-item>
        <text:list-item>
          <text:p text:style-name="P42">On the other hand, if you do need to perform commit actions, you need to return <text:span text:style-name="T7">false</text:span>. </text:p>
        </text:list-item>
      </text:list>
      <text:p text:style-name="P11">In the case of <text:s/><text:span text:style-name="T7">WebGetService</text:span><text:span text:style-name="T8">,</text:span> it has been queuing web requests for various tasks. It needs to wait till their requesting task commits in order to execute them, because otherwise it could end up generating multiple callbacks should the task get aborted and re-run the same request later. When task commit does occur, <text:span text:style-name="T7">WebGetService</text:span> needs to do the actual work to get all the URLs requested in the course of that task's execution.</text:p>
      <text:p text:style-name="P11">The <text:span text:style-name="T7">commit</text:span> method for <text:span text:style-name="T7">WebGetService</text:span> gets the context for this transaction, which is what holds the URL request queue, and tells it to go ahead and execute all its held requests. It does this on a separate thread, because the whole point of this service was to do blocking IO that should not be done from a task. Blocking the task in commit would be no better then blocking it in task code.</text:p>
      <text:p text:style-name="P11">Finally, it removes the context from the lookup map so that, when the context completes its work, it can become a candidate for collection by the garbage collector.</text:p>
      <text:h text:style-name="P43" text:outline-level="3">Task Conclusion: Abort</text:h>
      <text:p text:style-name="Text_20_body">A task does not always end by committing; sometimes a task may have to abort. The most common cause of a task abort is deadlock avoidance between two tasks. In the event of potential deadlock, the newer task will be forced to abort <text:s/>in order to let the older task complete. The newer task will get rescheduled for later execution by the <text:span text:style-name="T2">TaskScheduler</text:span><text:span text:style-name="T14">.</text:span></text:p>
      <text:p text:style-name="Text_20_body">An abort may occur at any time up to the commit phase of the transaction. A call to a service's <text:span text:style-name="T2">prepare</text:span><text:span text:style-name="T14"> </text:span>method does not in of itself ensure that an abort will not follow. An abort before the prepare phase of the transaction is reached, however, will mean that <text:span text:style-name="T2">prepare</text:span><text:span text:style-name="T14"> </text:span>will not get called at all for this transaction.</text:p>
      <text:p text:style-name="P11">The service's <text:span text:style-name="T7">abort</text:span> method should clean up the state of the service so that it is as if the transaction had never run to start with. Obviously, if the service has already had contact with the outside world, then this will not be possible, which is why it held all our actual URL fetches for the commit phase. To clean up on a transaction abort, all <text:span text:style-name="T7">WebGetService</text:span> needs to do is remove the <text:span text:style-name="T7">WebGetContext</text:span> we were keeping for that transaction. The abort method of <text:span text:style-name="T7">WebGetService</text:span> looks like this:</text:p>
      <text:p text:style-name="P44"><text:tab/></text:p>
      <text:p text:style-name="P45"><text:tab/>public void abort(Transaction arg0) {</text:p>
      <text:p text:style-name="P46"><text:tab/><text:tab/>removeContext(arg0);</text:p>
      <text:p text:style-name="P46"><text:s text:c="2"/><text:tab/>}</text:p>
      <text:p text:style-name="P15"/>
      <text:h text:style-name="Heading_20_3" text:outline-level="3">Service Shutdown</text:h>
      <text:p text:style-name="P16">To terminate what it does cleanly, a service many need to perform some set of operations on shutdown of its associated application. The SGS provides for this by calling the service's <text:span text:style-name="T31">shutdown</text:span><text:span text:style-name="T32"> method when shutting down the application. (Note that this will only get called during a graceful shutdown. In the event of a system failure, the entire process may end without </text:span><text:span text:style-name="T31">shutdown</text:span><text:span text:style-name="T32"> being called.)</text:span></text:p>
      <text:p text:style-name="P16"><text:span text:style-name="T7">WebGetService.shutdown</text:span> sets a volatile boolean flag to tell the processing thread to exit, and then cleans up the context map by aborting any contexts still contained therein.</text:p>
      <text:p text:style-name="P35"><text:tab/>public boolean shutdown() {</text:p>
      <text:p text:style-name="P35"><text:s text:c="8"/>// halt processing of threads</text:p>
      <text:p text:style-name="P35"><text:s text:c="8"/>stop = true;</text:p>
      <text:p text:style-name="P35"><text:s text:c="8"/>// abort the processing of any still existing WebGetContexts</text:p>
      <text:p text:style-name="P35"><text:s text:c="8"/>for (Transaction trans : threadContextInfo.keySet()) {</text:p>
      <text:p text:style-name="P35"><text:s text:c="12"/>abort(trans);</text:p>
      <text:p text:style-name="P35"><text:s text:c="8"/>}</text:p>
      <text:p text:style-name="P35"><text:s text:c="8"/>return true;</text:p>
      <text:p text:style-name="P35"><text:s text:c="4"/><text:tab/>}</text:p>
      <text:h text:style-name="Heading_20_3" text:outline-level="3">Accessing Managed Objects</text:h>
      <text:p text:style-name="P11">Services may have a need to access a managed object. This might be to save durable state or, as in <text:span text:style-name="T7">WebGetService</text:span>, to queue up a task that calls a listener. While some methods of the service may be called inside a transactional context, other may not. In the case of <text:span text:style-name="T7">WebGetService</text:span>, while the listener is passed in inside a transactional context (in a call from a task), the queuing of the task that will call the listener will happen outside of a transactional context (in a separate thread used to do the blocking HTML fetches). That listener must implement <text:span text:style-name="T7">WebGetListener</text:span><text:span text:style-name="T8">,</text:span> but it can be either a Managed Object or just an unmanaged <text:span text:style-name="T7">Serializable</text:span>. <text:span text:style-name="T22">In general, we recommend that all managers be able to handle either Managed or Unmanaged Objects as callback targets.</text:span></text:p>
      <text:p text:style-name="P11">Storing a reference to an unmanaged object for callback is relatively straightforward, since it just stays in <text:s/>memory until used and can be referenced with a straight Java reference. A Managed Object, however, must be referenced by a Managed Reference. <text:s text:c="2"/></text:p>
      <text:p text:style-name="P11">Managed References are not valid outside of a transactional context.<text:note text:id="ftn3" text:note-class="footnote"><text:note-citation>3</text:note-citation><text:note-body><text:p text:style-name="Footnote">In point of fact, a Managed Reference is not valid outside of the transaction that created it. However, any Managed Reference field on a Managed Object is recreated on the fly when the Managed Object is fetched from the Object Store. <text:s/>The result is the illusion that Managed References remain valid between tasks.</text:p></text:note-body></text:note> To store a reference to a Managed Object (in this case, our listener) that will be valid outside of the calling transaction, we need to store a raw object ID number. We can get this ID easily from the Managed Reference with a call to the <text:span text:style-name="T7">getID</text:span> method. <text:s/><text:span text:style-name="T7">WebGetQueueNode</text:span> uses a wrapper called <text:span text:style-name="T7">WrappedNonpersistentSerializable</text:span> to hide the differences between calling back Managed and Unmanaged Objects. Its constructor figures out what has been passed to it and stores the information needed to find or retrieve the object at callback time:</text:p>
      <text:p text:style-name="P38"><text:span text:style-name="T29"><text:tab/>public WrappedNonpersistentSerializable(DataService dataService,T object) {</text:span></text:p>
      <text:p text:style-name="P35"><text:tab/><text:tab/>if (object == null) {</text:p>
      <text:p text:style-name="P35"><text:tab/> <text:s text:c="3"/><text:tab/><text:tab/>throw new NullPointerException("obj is null");</text:p>
      <text:p text:style-name="P35"><text:tab/><text:tab/>} else if (!(object instanceof Serializable)) {</text:p>
      <text:p text:style-name="P35"><text:tab/> <text:s text:c="3"/><text:tab/><text:tab/>throw new IllegalArgumentException("obj not serializable");</text:p>
      <text:p text:style-name="P35"><text:tab/><text:tab/>}</text:p>
      <text:p text:style-name="P35"><text:tab/><text:tab/>if (object instanceof ManagedObject){</text:p>
      <text:p text:style-name="P35"><text:s text:c="12"/><text:tab/>// get a ref to get the ID from</text:p>
      <text:p text:style-name="P35"><text:tab/> <text:s text:c="3"/><text:tab/><text:tab/>ManagedReference ref = dataService.createReference(</text:p>
      <text:p text:style-name="P35"><text:s text:c="16"/><text:tab/><text:tab/>(ManagedObject)object);</text:p>
      <text:p text:style-name="P35"><text:s text:c="12"/>// get the ID itself</text:p>
      <text:p text:style-name="P35"><text:s text:c="12"/><text:tab/>objID = ref.getId();</text:p>
      <text:p text:style-name="P35"><text:s text:c="8"/><text:tab/>} else { // it's just an in memory object</text:p>
      <text:p text:style-name="P35"><text:s text:c="12"/><text:tab/>javaRef = object;</text:p>
      <text:p text:style-name="P35"><text:s text:c="8"/><text:tab/>}</text:p>
      <text:p text:style-name="P35"><text:s text:c="4"/><text:tab/>}</text:p>
      <text:p text:style-name="P15"/>
      <text:p text:style-name="P11">When it is time to call the callback, <text:span text:style-name="T7">WrappedNonpersistentSerializable.get </text:span>checks to see if it has a normal Java reference. If it doesn't, then it is wrapping a Managed Object, and so it turns the saved ID back into a current Managed Reference by calling the Data Service: </text:p>
      <text:p text:style-name="P35"><text:tab/>public T get(DataService dataService, Class&lt;T&gt; type) {</text:p>
      <text:p text:style-name="P35"><text:s text:c="8"/>if (javaRef!=null){</text:p>
      <text:p text:style-name="P35"><text:s text:c="12"/>return javaRef;</text:p>
      <text:p text:style-name="P35"><text:s text:c="8"/>} else {</text:p>
      <text:p text:style-name="P35"><text:s text:c="12"/>return dataService.createReferenceForId(objID).get(type);</text:p>
      <text:p text:style-name="P35"><text:s text:c="8"/>}</text:p>
      <text:p text:style-name="P47"><text:span text:style-name="T33"><text:s text:c="4"/><text:tab/>}<text:tab/></text:span><text:span text:style-name="T27"><text:tab/></text:span></text:p>
      <text:h text:style-name="Heading_20_2" text:outline-level="2">Installing a Manager and Service</text:h>
      <text:p text:style-name="Text_20_body">We make multiple references in this document to the idea of extended managers and services being configured for an application. The way this is done is by adding properties to the application configuration properties file. <text:s/>The property <text:span text:style-name="T2">com.sun.sgs.app.managers</text:span><text:span text:style-name="T14"> </text:span><text:span text:style-name="T24">can be set to a colon-separated list of manager classes. <text:s/>To install the </text:span><text:span text:style-name="T2">WebGetManager</text:span><text:span text:style-name="T24"> as the only extended manager, specify the following property:</text:span></text:p>
      <text:p text:style-name="P48">com.sun.sgs.app.managers=com.sun.sgs.examples.webgetservice.WebGetManager</text:p>
      <text:p text:style-name="Text_20_body">The property <text:span text:style-name="T2">com.sun.sgs.app.services </text:span>is a similar list of extended services. The two lists together make up a set of tuples of the form <text:span text:style-name="T7">&lt;manager,service&gt;</text:span>. <text:s/>If a manager does not have a service backing it, the matching services entry should be left empty (<text:span text:style-name="T7">::</text:span>). Similarly, if a service does not have a corrposponding manager, then that entry in the managers list should be left blank. To add the <text:span text:style-name="T2">WebGetService</text:span> as the service backing the <text:span text:style-name="T2">WebGetManager</text:span><text:span text:style-name="T15">,</text:span> specify the following property:</text:p>
      <text:p text:style-name="P48">com.sun.sgs.app.services=com.sun.sgs.examples.webgetservice.WebGetService</text:p>
      <text:h text:style-name="Heading_20_2" text:outline-level="2">Example Code</text:h>
      <text:p text:style-name="Text_20_body">The full source code to the <text:span text:style-name="T7">WebGetManager</text:span>/<text:span text:style-name="T7">WebGetService</text:span> examples is below.</text:p>
      <text:h text:style-name="Heading_20_3" text:outline-level="3">WebGetManager</text:h>
      <text:p text:style-name="Text_20_body">This is the source code for the manager. It is just a thin shell that calls its service for all its actual functionality. One instance of this class is created by the SGS for every application that specifies this as one of its extended managers.</text:p>
      <text:p text:style-name="code_20_block">package com.sun.sgs.examples.webgetservice;</text:p>
      <text:p text:style-name="code_20_block"/>
      <text:p text:style-name="code_20_block">import java.net.URL;</text:p>
      <text:p text:style-name="code_20_block">import java.util.logging.Logger;</text:p>
      <text:p text:style-name="code_20_block"/>
      <text:p text:style-name="code_20_block"/>
      <text:p text:style-name="code_20_block">/**</text:p>
      <text:p text:style-name="code_20_block"><text:s/>* This is a simple example Manager that serves as the app-facing front</text:p>
      <text:p text:style-name="code_20_block"><text:s/>* end to the WebGetService.</text:p>
      <text:p text:style-name="code_20_block"><text:s/>* </text:p>
      <text:p text:style-name="code_20_block"><text:s/>* The WebGetService provides an SGS application with the ability to fetch</text:p>
      <text:p text:style-name="code_20_block"><text:s/>* a piece of web content from a remote web server</text:p>
      <text:p text:style-name="code_20_block"><text:s/>*</text:p>
      <text:p text:style-name="code_20_block"><text:s/>*/</text:p>
      <text:p text:style-name="code_20_block">public class WebGetManager <text:s/>{</text:p>
      <text:p text:style-name="code_20_block"><text:s text:c="4"/>/** The {@link Logger} for this class. */</text:p>
      <text:p text:style-name="code_20_block"><text:s text:c="4"/>private static final Logger logger =</text:p>
      <text:p text:style-name="code_20_block"><text:s text:c="8"/>Logger.getLogger(WebGetManager.class.getName());</text:p>
      <text:p text:style-name="code_20_block"><text:s text:c="4"/></text:p>
      <text:p text:style-name="code_20_block"><text:s text:c="4"/></text:p>
      <text:p text:style-name="code_20_block"><text:s text:c="4"/>// holdes a reference to our bound service, an instance of</text:p>
      <text:p text:style-name="code_20_block"><text:s text:c="4"/>// WebGetService.class</text:p>
      <text:p text:style-name="code_20_block"><text:s text:c="4"/>private WebGetService myService;</text:p>
      <text:p text:style-name="code_20_block"><text:s text:c="4"/></text:p>
      <text:p text:style-name="code_20_block"><text:s text:c="4"/>/**The constructor called by the system to instantiate the</text:p>
      <text:p text:style-name="code_20_block"><text:s text:c="5"/>* WebGetManager. <text:s/>Each SGS app has a single instance of</text:p>
      <text:p text:style-name="code_20_block"><text:s text:c="5"/>* any installed manager</text:p>
      <text:p text:style-name="code_20_block"><text:s text:c="5"/>* @param service The bound instance of WebGetService</text:p>
      <text:p text:style-name="code_20_block"><text:s text:c="5"/>*/</text:p>
      <text:p text:style-name="code_20_block"><text:s text:c="4"/>public WebGetManager(WebGetService service){</text:p>
      <text:p text:style-name="code_20_block"><text:s text:c="8"/>myService = service;</text:p>
      <text:p text:style-name="code_20_block"><text:s text:c="8"/></text:p>
      <text:p text:style-name="code_20_block"><text:s text:c="4"/>}</text:p>
      <text:p text:style-name="code_20_block"><text:s text:c="4"/></text:p>
      <text:p text:style-name="code_20_block"><text:s text:c="4"/></text:p>
      <text:p text:style-name="code_20_block"><text:s text:c="4"/></text:p>
      <text:p text:style-name="code_20_block"><text:s text:c="4"/>/**</text:p>
      <text:p text:style-name="code_20_block"><text:s text:c="5"/>* The app can call this method to request that a piece of web content</text:p>
      <text:p text:style-name="code_20_block"><text:s text:c="5"/>* identified by a URL be fetched.</text:p>
      <text:p text:style-name="code_20_block"><text:s text:c="5"/>* Because it is unknown how long it will take to return that content,</text:p>
      <text:p text:style-name="code_20_block"><text:s text:c="5"/>* this call is asynchronous and returns immediately to the calling app</text:p>
      <text:p text:style-name="code_20_block"><text:s text:c="5"/>* At some later date, when the content is acquired, a new task will</text:p>
      <text:p text:style-name="code_20_block"><text:s text:c="5"/>* be launched that will call the gotContent() method on the passed</text:p>
      <text:p text:style-name="code_20_block"><text:s text:c="5"/>* in listener.</text:p>
      <text:p text:style-name="code_20_block"><text:s text:c="5"/>* </text:p>
      <text:p text:style-name="code_20_block"><text:s text:c="5"/>* @param fileURL the URL to fetch the content of</text:p>
      <text:p text:style-name="code_20_block"><text:s text:c="5"/>* @param listener the listener to call back when content is acquired</text:p>
      <text:p text:style-name="code_20_block"><text:s text:c="5"/>*/</text:p>
      <text:p text:style-name="code_20_block"><text:s text:c="4"/>public void getURLContent(URL url,WebGetListener listener){</text:p>
      <text:p text:style-name="code_20_block"><text:s text:c="8"/>myService.queueURLRequest(url,listener);</text:p>
      <text:p text:style-name="code_20_block"><text:s text:c="4"/>}</text:p>
      <text:p text:style-name="code_20_block"><text:s text:c="4"/></text:p>
      <text:p text:style-name="code_20_block"><text:s text:c="4"/></text:p>
      <text:p text:style-name="code_20_block">}</text:p>
      <text:p text:style-name="code_20_block"/>
      <text:h text:style-name="Heading_20_3" text:outline-level="3">WebGetService</text:h>
      <text:p text:style-name="Text_20_body">This is the actual service class. One instance is created of this class by the SGS for every application that specifies this as one of its extended services.</text:p>
      <text:p text:style-name="code_20_block">package com.sun.sgs.examples.webgetservice;</text:p>
      <text:p text:style-name="code_20_block"/>
      <text:p text:style-name="code_20_block">import java.io.IOException;</text:p>
      <text:p text:style-name="code_20_block">import java.io.Serializable;</text:p>
      <text:p text:style-name="code_20_block">import java.net.InetSocketAddress;</text:p>
      <text:p text:style-name="code_20_block">import java.net.MalformedURLException;</text:p>
      <text:p text:style-name="code_20_block">import java.net.Proxy;</text:p>
      <text:p text:style-name="code_20_block">import java.net.URL;</text:p>
      <text:p text:style-name="code_20_block">import java.net.URLConnection;</text:p>
      <text:p text:style-name="code_20_block">import java.util.HashMap;</text:p>
      <text:p text:style-name="code_20_block">import java.util.LinkedList;</text:p>
      <text:p text:style-name="code_20_block">import java.util.Map;</text:p>
      <text:p text:style-name="code_20_block">import java.util.Properties;</text:p>
      <text:p text:style-name="code_20_block">import java.util.Queue;</text:p>
      <text:p text:style-name="code_20_block">import java.util.concurrent.BlockingQueue;</text:p>
      <text:p text:style-name="code_20_block">import java.util.concurrent.ConcurrentHashMap;</text:p>
      <text:p text:style-name="code_20_block">import java.util.concurrent.LinkedBlockingQueue;</text:p>
      <text:p text:style-name="code_20_block">import java.util.logging.Level;</text:p>
      <text:p text:style-name="code_20_block">import java.util.logging.Logger;</text:p>
      <text:p text:style-name="code_20_block"/>
      <text:p text:style-name="code_20_block">import com.sun.sgs.app.AppContext;</text:p>
      <text:p text:style-name="code_20_block">import com.sun.sgs.app.ManagedReference;</text:p>
      <text:p text:style-name="code_20_block">import com.sun.sgs.kernel.ComponentRegistry;</text:p>
      <text:p text:style-name="code_20_block">import com.sun.sgs.kernel.KernelRunnable;</text:p>
      <text:p text:style-name="code_20_block">import com.sun.sgs.kernel.ResourceCoordinator;</text:p>
      <text:p text:style-name="code_20_block">import com.sun.sgs.kernel.TaskOwner;</text:p>
      <text:p text:style-name="code_20_block">import com.sun.sgs.kernel.TaskScheduler;</text:p>
      <text:p text:style-name="code_20_block">import com.sun.sgs.service.DataService;</text:p>
      <text:p text:style-name="code_20_block">import com.sun.sgs.service.NonDurableTransactionParticipant;</text:p>
      <text:p text:style-name="code_20_block">import com.sun.sgs.service.Service;</text:p>
      <text:p text:style-name="code_20_block">import com.sun.sgs.service.Transaction;</text:p>
      <text:p text:style-name="code_20_block">import com.sun.sgs.service.TransactionParticipant;</text:p>
      <text:p text:style-name="code_20_block">import com.sun.sgs.service.TransactionProxy;</text:p>
      <text:p text:style-name="code_20_block">import com.sun.sgs.service.TransactionRunner;</text:p>
      <text:p text:style-name="code_20_block"/>
      <text:p text:style-name="code_20_block">/**</text:p>
      <text:p text:style-name="code_20_block"><text:s/>* This is the implementation of the WebGetService. The SGS creates one</text:p>
      <text:p text:style-name="code_20_block"><text:s/>* instance of this class per application that is configured to use it as a</text:p>
      <text:p text:style-name="code_20_block"><text:s/>* service. </text:p>
      <text:p text:style-name="code_20_block"><text:s/>* </text:p>
      <text:p text:style-name="code_20_block"><text:s/>* This is a simple service that shows how to do blocking IO</text:p>
      <text:p text:style-name="code_20_block"><text:s/>* outside of the context of a task. This is important because tasks *must*</text:p>
      <text:p text:style-name="code_20_block"><text:s/>* not block. In this case, the blocking IO is the fetch of some content</text:p>
      <text:p text:style-name="code_20_block"><text:s/>* from a web server. In the interests of simplicity this service has no</text:p>
      <text:p text:style-name="code_20_block"><text:s/>* persistent state. </text:p>
      <text:p text:style-name="code_20_block"><text:s/>* </text:p>
      <text:p text:style-name="code_20_block"><text:s/>* If the server goes down with pending web content</text:p>
      <text:p text:style-name="code_20_block"><text:s/>* requests those requests will be silently lost. A complete service might</text:p>
      <text:p text:style-name="code_20_block"><text:s/>* wish to persist the information in the object store in order to </text:p>
      <text:p text:style-name="code_20_block"><text:s/>* recover from sudden shut-down. <text:s/>This can be accomplished by using the </text:p>
      <text:p text:style-name="code_20_block"><text:s/>* DataService and persistent tasks, but it is non-trivial to do correctly. </text:p>
      <text:p text:style-name="code_20_block"><text:s/>* The best current example is the TaskService itself in the source code<text:line-break/> * tree.</text:p>
      <text:p text:style-name="code_20_block"><text:s/>*/</text:p>
      <text:p text:style-name="code_20_block">public class WebGetService</text:p>
      <text:p text:style-name="code_20_block"><text:s text:c="4"/>implements Service, NonDurableTransactionParticipant</text:p>
      <text:p text:style-name="code_20_block">{</text:p>
      <text:p text:style-name="code_20_block"><text:s text:c="4"/>/** The {@link Logger} for this class. */</text:p>
      <text:p text:style-name="code_20_block"><text:s text:c="4"/>private static final Logger logger =</text:p>
      <text:p text:style-name="code_20_block"><text:s text:c="8"/>Logger.getLogger(WebGetService.class.getName());</text:p>
      <text:p text:style-name="code_20_block"/>
      <text:p text:style-name="code_20_block"><text:s text:c="4"/>/**</text:p>
      <text:p text:style-name="code_20_block"><text:s text:c="5"/>* The service will need to schedule a task to deliver the content to.</text:p>
      <text:p text:style-name="code_20_block"><text:s text:c="5"/>* This is a reference it keeps to the system TaskScheduler so it can do</text:p>
      <text:p text:style-name="code_20_block"><text:s text:c="5"/>* that.</text:p>
      <text:p text:style-name="code_20_block"><text:s text:c="5"/>*/</text:p>
      <text:p text:style-name="code_20_block"/>
      <text:p text:style-name="code_20_block"><text:s text:c="4"/>private TaskScheduler scheduler = null;</text:p>
      <text:p text:style-name="code_20_block"/>
      <text:p text:style-name="code_20_block"><text:s text:c="4"/>/**</text:p>
      <text:p text:style-name="code_20_block"><text:s text:c="5"/>* This is a web proxy for the web fetch to occur through.</text:p>
      <text:p text:style-name="code_20_block"><text:s text:c="5"/>*/</text:p>
      <text:p text:style-name="code_20_block"><text:s text:c="4"/>private Proxy proxy = Proxy.NO_PROXY;</text:p>
      <text:p text:style-name="code_20_block"/>
      <text:p text:style-name="code_20_block"><text:s text:c="4"/>/**</text:p>
      <text:p text:style-name="code_20_block"><text:s text:c="5"/>* This is the TransactionProxy. The transaction proxy is an important</text:p>
      <text:p text:style-name="code_20_block"><text:s text:c="5"/>* object for any service to keep a reference to. Through the</text:p>
      <text:p text:style-name="code_20_block"><text:s text:c="5"/>* transaction proxy it can get access to the transactional context of</text:p>
      <text:p text:style-name="code_20_block"><text:s text:c="5"/>* any method that is called from inside of a task.</text:p>
      <text:p text:style-name="code_20_block"><text:s text:c="5"/>*/</text:p>
      <text:p text:style-name="code_20_block"><text:s text:c="4"/>private TransactionProxy transProxy = null;</text:p>
      <text:p text:style-name="code_20_block"/>
      <text:p text:style-name="code_20_block"><text:s text:c="4"/>/**</text:p>
      <text:p text:style-name="code_20_block"><text:s text:c="5"/>* One service services requests for all of an application's tasks. Each</text:p>
      <text:p text:style-name="code_20_block"><text:s text:c="5"/>* task is running in its own thread of control and has its own</text:p>
      <text:p text:style-name="code_20_block"><text:s text:c="5"/>* transactional state. Therefore, the Service code must be written to be</text:p>
      <text:p text:style-name="code_20_block"><text:s text:c="5"/>* thread-safe. This is typically done one of two ways; in either case a</text:p>
      <text:p text:style-name="code_20_block"><text:s text:c="5"/>* context object is created for each task accessing the service that</text:p>
      <text:p text:style-name="code_20_block"><text:s text:c="5"/>* holds state information for that task. This object can either be put</text:p>
      <text:p text:style-name="code_20_block"><text:s text:c="5"/>* in a Map keyed to the task's transaction (as it is below) or placed</text:p>
      <text:p text:style-name="code_20_block"><text:s text:c="5"/>* in thread-local memory. It is nominally faster to use a Map, so that</text:p>
      <text:p text:style-name="code_20_block"><text:s text:c="5"/>* is what we do here.</text:p>
      <text:p text:style-name="code_20_block"><text:s text:c="5"/>*/</text:p>
      <text:p text:style-name="code_20_block"><text:s text:c="4"/>private Map&lt;Transaction, WebGetContext&gt; threadContextInfo =</text:p>
      <text:p text:style-name="code_20_block"><text:s text:c="8"/>new ConcurrentHashMap&lt;Transaction, WebGetContext&gt;();</text:p>
      <text:p text:style-name="code_20_block"/>
      <text:p text:style-name="code_20_block"><text:s text:c="4"/>/**</text:p>
      <text:p text:style-name="code_20_block"><text:s text:c="5"/>* The service keeps one thread of its own running outside of any task.</text:p>
      <text:p text:style-name="code_20_block"><text:s text:c="5"/>* This is the thread that actually does the connecting to the web</text:p>
      <text:p text:style-name="code_20_block"><text:s text:c="5"/>* server. It needs to be external to any threads because it blocks</text:p>
      <text:p text:style-name="code_20_block"><text:s text:c="5"/>* until the content is returned or attempt to get web content fails. In</text:p>
      <text:p text:style-name="code_20_block"><text:s text:c="5"/>* order to communicate requests to this thread, we use a BlockingQueue.</text:p>
      <text:p text:style-name="code_20_block"><text:s text:c="5"/>* When a task commits, its context, as explained above, gets put in the</text:p>
      <text:p text:style-name="code_20_block"><text:s text:c="5"/>* blocking queue. The context contains the list of web fetches to</text:p>
      <text:p text:style-name="code_20_block"><text:s text:c="5"/>* perform for this task as well as who the owner of the task was so</text:p>
      <text:p text:style-name="code_20_block"><text:s text:c="5"/>* that the result task(s) can be spawned with the same ownership.</text:p>
      <text:p text:style-name="code_20_block"><text:s text:c="5"/>*/</text:p>
      <text:p text:style-name="code_20_block"><text:s text:c="4"/>private BlockingQueue&lt;WebGetContext&gt; resolveQueue =</text:p>
      <text:p text:style-name="code_20_block"><text:s text:c="8"/>new LinkedBlockingQueue&lt;WebGetContext&gt;();</text:p>
      <text:p text:style-name="code_20_block"/>
      <text:p text:style-name="code_20_block"><text:s text:c="4"/>/**</text:p>
      <text:p text:style-name="code_20_block"><text:s text:c="5"/>* A boolean used to shut down the service thread. Since changes should</text:p>
      <text:p text:style-name="code_20_block"><text:s text:c="5"/>* be seen immediately by all threads, we mark it as volatile.</text:p>
      <text:p text:style-name="code_20_block"><text:s text:c="5"/>*/</text:p>
      <text:p text:style-name="code_20_block"><text:s text:c="4"/>private volatile boolean stop = false;</text:p>
      <text:p text:style-name="code_20_block"/>
      <text:p text:style-name="code_20_block"><text:s text:c="4"/>/**</text:p>
      <text:p text:style-name="code_20_block"><text:s text:c="5"/>* This is the constructor that is required of all services. The</text:p>
      <text:p text:style-name="code_20_block"><text:s text:c="5"/>* properties parameter contains all of the properties visible by the</text:p>
      <text:p text:style-name="code_20_block"><text:s text:c="5"/>* application the service is being instantiated for. The registry</text:p>
      <text:p text:style-name="code_20_block"><text:s text:c="5"/>* contains references to the system components (for more information</text:p>
      <text:p text:style-name="code_20_block"><text:s text:c="5"/>* see the SGS Extension Manual).</text:p>
      <text:p text:style-name="code_20_block"><text:s text:c="5"/>* </text:p>
      <text:p text:style-name="code_20_block"><text:s text:c="5"/>* @param properties the application's properties</text:p>
      <text:p text:style-name="code_20_block"><text:s text:c="5"/>* @param registry contains references to system components</text:p>
      <text:p text:style-name="code_20_block"><text:s text:c="5"/>*/</text:p>
      <text:p text:style-name="code_20_block"/>
      <text:p text:style-name="code_20_block"><text:s text:c="4"/>public WebGetService(Properties properties, ComponentRegistry registry) {</text:p>
      <text:p text:style-name="code_20_block"><text:s text:c="8"/>// We're going to need a reference to the scheduler in order to</text:p>
      <text:p text:style-name="code_20_block"><text:s text:c="8"/>// schedule result tasks later.</text:p>
      <text:p text:style-name="code_20_block"><text:s text:c="8"/>scheduler = registry.getComponent(TaskScheduler.class);</text:p>
      <text:p text:style-name="code_20_block"><text:s text:c="8"/>// set the proxy if there is one</text:p>
      <text:p text:style-name="code_20_block"><text:s text:c="8"/>String proxyURL =</text:p>
      <text:p text:style-name="code_20_block"><text:s text:c="12"/>properties.getProperty("com.sun.sgs.app.managers.webget.proxy");</text:p>
      <text:p text:style-name="code_20_block"><text:s text:c="8"/>if (proxyURL != null) {</text:p>
      <text:p text:style-name="code_20_block"><text:s text:c="12"/>try {</text:p>
      <text:p text:style-name="code_20_block"><text:s text:c="16"/>setWebProxy(new URL(proxyURL));</text:p>
      <text:p text:style-name="code_20_block"><text:s text:c="12"/>} catch (MalformedURLException e) {</text:p>
      <text:p text:style-name="code_20_block"><text:s text:c="16"/>logger.throwing(getClass().getName(), "&lt;init&gt;", e);</text:p>
      <text:p text:style-name="code_20_block"><text:s text:c="12"/>}</text:p>
      <text:p text:style-name="code_20_block"><text:s text:c="8"/>}</text:p>
      <text:p text:style-name="code_20_block"><text:s text:c="8"/>// This is the thread that actually services the web fetch requests</text:p>
      <text:p text:style-name="code_20_block"><text:s text:c="8"/>// We use the resource coordinator rather then creating our own</text:p>
      <text:p text:style-name="code_20_block"><text:s text:c="8"/>// thread so the SGS can track resource usage</text:p>
      <text:p text:style-name="code_20_block"><text:s text:c="8"/>ResourceCoordinator resourceCoordinator =</text:p>
      <text:p text:style-name="code_20_block"><text:s text:c="12"/>registry.getComponent(ResourceCoordinator.class);</text:p>
      <text:p text:style-name="code_20_block"><text:s text:c="8"/>resourceCoordinator.startTask(new Runnable() {</text:p>
      <text:p text:style-name="code_20_block"><text:s text:c="12"/>public void run() {</text:p>
      <text:p text:style-name="code_20_block"><text:s text:c="16"/>while (!stop) {</text:p>
      <text:p text:style-name="code_20_block"><text:s text:c="20"/>try {</text:p>
      <text:p text:style-name="code_20_block"><text:s text:c="24"/>WebGetContext context = resolveQueue.take();</text:p>
      <text:p text:style-name="code_20_block"><text:s text:c="24"/>// by the time we are actually asked to service a</text:p>
      <text:p text:style-name="code_20_block"><text:s text:c="24"/>// task's context and the proxy will</text:p>
      <text:p text:style-name="code_20_block"><text:s text:c="24"/>// be set</text:p>
      <text:p text:style-name="code_20_block"><text:s text:c="24"/>context.doRequests(proxy);</text:p>
      <text:p text:style-name="code_20_block"><text:s text:c="20"/>} catch (InterruptedException e) {</text:p>
      <text:p text:style-name="code_20_block"><text:s text:c="24"/>e.printStackTrace();</text:p>
      <text:p text:style-name="code_20_block"><text:s text:c="20"/>}</text:p>
      <text:p text:style-name="code_20_block"><text:s text:c="16"/>}</text:p>
      <text:p text:style-name="code_20_block"><text:s text:c="12"/>}</text:p>
      <text:p text:style-name="code_20_block"><text:s text:c="8"/>}, null);</text:p>
      <text:p text:style-name="code_20_block"/>
      <text:p text:style-name="code_20_block"><text:s text:c="4"/>}</text:p>
      <text:p text:style-name="code_20_block"/>
      <text:p text:style-name="code_20_block"><text:s text:c="4"/>/**</text:p>
      <text:p text:style-name="code_20_block"><text:s text:c="5"/>* This is the configure method that is called as the second part of</text:p>
      <text:p text:style-name="code_20_block"><text:s text:c="5"/>* initializing an SGS service. <text:s text:c="2"/>The registry</text:p>
      <text:p text:style-name="code_20_block"><text:s text:c="5"/>* contains references to all the services that have been configured to</text:p>
      <text:p text:style-name="code_20_block"><text:s text:c="5"/>* date. The TransactionProxy is a handle used to fetch the current</text:p>
      <text:p text:style-name="code_20_block"><text:s text:c="5"/>* transactional context inside of a method called from a task.</text:p>
      <text:p text:style-name="code_20_block"><text:s text:c="5"/>* </text:p>
      <text:p text:style-name="code_20_block"><text:s text:c="5"/>* @param registry contains references to services</text:p>
      <text:p text:style-name="code_20_block"><text:s text:c="5"/>* @param trans the transaction proxy</text:p>
      <text:p text:style-name="code_20_block"><text:s text:c="5"/>*/</text:p>
      <text:p text:style-name="code_20_block"><text:s text:c="4"/>public void configure(ComponentRegistry registry, TransactionProxy trans)</text:p>
      <text:p text:style-name="code_20_block"><text:s text:c="4"/>{</text:p>
      <text:p text:style-name="code_20_block"><text:s text:c="8"/>//Save the TransactionProxy for later use.</text:p>
      <text:p text:style-name="code_20_block"><text:s text:c="8"/>// There is only one transaction proxy per application that</text:p>
      <text:p text:style-name="code_20_block"><text:s text:c="8"/>// all tasks share so it is saved on the service rather then</text:p>
      <text:p text:style-name="code_20_block"><text:s text:c="8"/>// in a specific task's context</text:p>
      <text:p text:style-name="code_20_block"><text:s text:c="8"/>transProxy = trans;</text:p>
      <text:p text:style-name="code_20_block"><text:s text:c="4"/>}</text:p>
      <text:p text:style-name="code_20_block"/>
      <text:p text:style-name="code_20_block"/>
      <text:p text:style-name="code_20_block"><text:s text:c="4"/>/**</text:p>
      <text:p text:style-name="code_20_block"><text:s text:c="5"/>* This is an internal utility method used to conveniently fetch the</text:p>
      <text:p text:style-name="code_20_block"><text:s text:c="5"/>* context object for a given task. Context objects are stored in a Map</text:p>
      <text:p text:style-name="code_20_block"><text:s text:c="5"/>* that is keyed to the transaction because there is a 1:1:1</text:p>
      <text:p text:style-name="code_20_block"><text:s text:c="5"/>* corrospondance between running threads, transactions, and tasks. The</text:p>
      <text:p text:style-name="code_20_block"><text:s text:c="5"/>* current transaction is always available through a call into the</text:p>
      <text:p text:style-name="code_20_block"><text:s text:c="5"/>* transaction proxy.</text:p>
      <text:p text:style-name="code_20_block"><text:s text:c="5"/>* </text:p>
      <text:p text:style-name="code_20_block"><text:s text:c="5"/>* @return the Web Get Service context for this task.</text:p>
      <text:p text:style-name="code_20_block"><text:s text:c="5"/>*/</text:p>
      <text:p text:style-name="code_20_block"><text:s text:c="4"/>private WebGetContext getContext() {</text:p>
      <text:p text:style-name="code_20_block"><text:s text:c="8"/>return getContext(transProxy.getCurrentTransaction());</text:p>
      <text:p text:style-name="code_20_block"><text:s text:c="4"/>}</text:p>
      <text:p text:style-name="code_20_block"/>
      <text:p text:style-name="code_20_block"><text:s text:c="4"/>/**</text:p>
      <text:p text:style-name="code_20_block"><text:s text:c="5"/>* This method does the actual lookup of a context. If there is no</text:p>
      <text:p text:style-name="code_20_block"><text:s text:c="5"/>* context in the Map for this transaction then this is the first time</text:p>
      <text:p text:style-name="code_20_block"><text:s text:c="5"/>* this method has been called for this transaction. In that case, it</text:p>
      <text:p text:style-name="code_20_block"><text:s text:c="5"/>* creates a brand new context and puts it in the Map before returning</text:p>
      <text:p text:style-name="code_20_block"><text:s text:c="5"/>* it.</text:p>
      <text:p text:style-name="code_20_block"><text:s text:c="5"/>* </text:p>
      <text:p text:style-name="code_20_block"><text:s text:c="5"/>* If this is the first time we are seeing this transaction we also</text:p>
      <text:p text:style-name="code_20_block"><text:s text:c="5"/>* want to join the transaction so we can get prepare/commit/abort</text:p>
      <text:p text:style-name="code_20_block"><text:s text:c="5"/>* events.</text:p>
      <text:p text:style-name="code_20_block"><text:s text:c="5"/>* </text:p>
      <text:p text:style-name="code_20_block"><text:s text:c="5"/>* @param trans the transaction context of the caling task</text:p>
      <text:p text:style-name="code_20_block"><text:s text:c="5"/>* @return the Web Get Service context for this task</text:p>
      <text:p text:style-name="code_20_block"><text:s text:c="5"/>*/</text:p>
      <text:p text:style-name="code_20_block"><text:s text:c="4"/>private WebGetContext getContext(Transaction trans) {</text:p>
      <text:p text:style-name="code_20_block"><text:s text:c="8"/>WebGetContext ctext = threadContextInfo.get(trans);</text:p>
      <text:p text:style-name="code_20_block"><text:s text:c="8"/>if (ctext == null) { // first time</text:p>
      <text:p text:style-name="code_20_block"><text:s text:c="12"/>ctext =</text:p>
      <text:p text:style-name="code_20_block"><text:s text:c="16"/>new WebGetContext( <text:s/>scheduler,</text:p>
      <text:p text:style-name="code_20_block"><text:s text:c="20"/>transProxy.getService(DataService.class),</text:p>
      <text:p text:style-name="code_20_block"><text:s text:c="20"/>transProxy.getCurrentOwner());</text:p>
      <text:p text:style-name="code_20_block"><text:s text:c="12"/>threadContextInfo.put(trans, ctext);</text:p>
      <text:p text:style-name="code_20_block"><text:s text:c="12"/>trans.join(this);</text:p>
      <text:p text:style-name="code_20_block"><text:s text:c="8"/>}</text:p>
      <text:p text:style-name="code_20_block"><text:s text:c="8"/>return ctext;</text:p>
      <text:p text:style-name="code_20_block"><text:s text:c="4"/>}</text:p>
      <text:p text:style-name="code_20_block"/>
      <text:p text:style-name="code_20_block"><text:s text:c="4"/>/**</text:p>
      <text:p text:style-name="code_20_block"><text:s text:c="5"/>* This is a utility method used by the commit/abort code to remove the</text:p>
      <text:p text:style-name="code_20_block"><text:s text:c="5"/>* Map entry for this task's context.</text:p>
      <text:p text:style-name="code_20_block"><text:s text:c="5"/>* </text:p>
      <text:p text:style-name="code_20_block"><text:s text:c="5"/>* @param trans the transaction associated with this task</text:p>
      <text:p text:style-name="code_20_block"><text:s text:c="5"/>*/</text:p>
      <text:p text:style-name="code_20_block"><text:s text:c="4"/>private void removeContext(Transaction trans) {</text:p>
      <text:p text:style-name="code_20_block"><text:s text:c="8"/>threadContextInfo.remove(trans);</text:p>
      <text:p text:style-name="code_20_block"><text:s text:c="4"/>}</text:p>
      <text:p text:style-name="code_20_block"/>
      <text:p text:style-name="code_20_block"><text:s text:c="4"/>/**</text:p>
      <text:p text:style-name="code_20_block"><text:s text:c="5"/>* This is optionally called by the constructor to set a proxy through</text:p>
      <text:p text:style-name="code_20_block"><text:s text:c="5"/>* which to make web requests. If this method is not called then web</text:p>
      <text:p text:style-name="code_20_block"><text:s text:c="5"/>* requests are made directly to the web server in the URL of the</text:p>
      <text:p text:style-name="code_20_block"><text:s text:c="5"/>* request.</text:p>
      <text:p text:style-name="code_20_block"><text:s text:c="5"/>* </text:p>
      <text:p text:style-name="code_20_block"><text:s text:c="5"/>* @param proxy a web proxy server to use for web requests</text:p>
      <text:p text:style-name="code_20_block"><text:s text:c="5"/>*/</text:p>
      <text:p text:style-name="code_20_block"><text:s text:c="4"/>private void setProxy(Proxy proxy) {</text:p>
      <text:p text:style-name="code_20_block"><text:s text:c="8"/>this.proxy = proxy;</text:p>
      <text:p text:style-name="code_20_block"><text:s text:c="4"/>}</text:p>
      <text:p text:style-name="code_20_block"/>
      <text:p text:style-name="code_20_block"><text:s text:c="4"/>/**</text:p>
      <text:p text:style-name="code_20_block"><text:s text:c="5"/>* This is a required service method. It returns a unique string</text:p>
      <text:p text:style-name="code_20_block"><text:s text:c="5"/>* identifying this service.</text:p>
      <text:p text:style-name="code_20_block"><text:s text:c="5"/>*/</text:p>
      <text:p text:style-name="code_20_block"><text:s text:c="4"/>public String getName() {</text:p>
      <text:p text:style-name="code_20_block"><text:s text:c="8"/>return "WebGetService";</text:p>
      <text:p text:style-name="code_20_block"><text:s text:c="4"/>}</text:p>
      <text:p text:style-name="code_20_block"/>
      <text:p text:style-name="code_20_block"><text:s text:c="4"/>/**</text:p>
      <text:p text:style-name="code_20_block"><text:s text:c="5"/>* This method is called by the SGS when the system is being gracefully</text:p>
      <text:p text:style-name="code_20_block"><text:s text:c="5"/>* shut down. By the time this method returns it should be safe to</text:p>
      <text:p text:style-name="code_20_block"><text:s text:c="5"/>* terminate the operation of this Service.</text:p>
      <text:p text:style-name="code_20_block"><text:s text:c="5"/>* </text:p>
      <text:p text:style-name="code_20_block"><text:s text:c="5"/>* @return &lt;code&gt;true&lt;/code&gt; if the shut down was successful, else</text:p>
      <text:p text:style-name="code_20_block"><text:s text:c="5"/>* <text:s text:c="8"/>&lt;code&gt;false&lt;/code&gt;</text:p>
      <text:p text:style-name="code_20_block"><text:s text:c="5"/>*/</text:p>
      <text:p text:style-name="code_20_block"><text:s text:c="4"/>public boolean shutdown() {</text:p>
      <text:p text:style-name="code_20_block"><text:s text:c="8"/>// halt processing of threads</text:p>
      <text:p text:style-name="code_20_block"><text:s text:c="8"/>stop = true;</text:p>
      <text:p text:style-name="code_20_block"><text:s text:c="8"/>// abort the processing of any still existing WebGetContexts</text:p>
      <text:p text:style-name="code_20_block"><text:s text:c="8"/>for (Transaction trans : threadContextInfo.keySet()) {</text:p>
      <text:p text:style-name="code_20_block"><text:s text:c="12"/>abort(trans);</text:p>
      <text:p text:style-name="code_20_block"><text:s text:c="8"/>}</text:p>
      <text:p text:style-name="code_20_block"><text:s text:c="8"/>return true;</text:p>
      <text:p text:style-name="code_20_block"><text:s text:c="4"/>}</text:p>
      <text:p text:style-name="code_20_block"/>
      <text:p text:style-name="code_20_block"><text:s text:c="4"/>/**</text:p>
      <text:p text:style-name="code_20_block"><text:s text:c="5"/>* Stop processing for a transaction. In this simple example it just</text:p>
      <text:p text:style-name="code_20_block"><text:s text:c="5"/>* removes the context from the context Map</text:p>
      <text:p text:style-name="code_20_block"><text:s text:c="5"/>* </text:p>
      <text:p text:style-name="code_20_block"><text:s text:c="5"/>* @param arg0 the transaction associated with the context to be aborted</text:p>
      <text:p text:style-name="code_20_block"><text:s text:c="5"/>*/</text:p>
      <text:p text:style-name="code_20_block"><text:s text:c="4"/>public void abort(Transaction arg0) {</text:p>
      <text:p text:style-name="code_20_block"><text:s text:c="8"/>removeContext(arg0);</text:p>
      <text:p text:style-name="code_20_block"/>
      <text:p text:style-name="code_20_block"><text:s text:c="4"/>}</text:p>
      <text:p text:style-name="code_20_block"/>
      <text:p text:style-name="code_20_block"><text:s text:c="4"/>/**</text:p>
      <text:p text:style-name="code_20_block"><text:s text:c="5"/>* This method gets called by the SGS when a task is ready to be</text:p>
      <text:p text:style-name="code_20_block"><text:s text:c="5"/>* committed. At this point every service should have responded to the</text:p>
      <text:p text:style-name="code_20_block"><text:s text:c="5"/>* prepare method and no bailing out is allowed.</text:p>
      <text:p text:style-name="code_20_block"><text:s text:c="5"/>* </text:p>
      <text:p text:style-name="code_20_block"><text:s text:c="5"/>* @param arg0 the transaction being comitted</text:p>
      <text:p text:style-name="code_20_block"><text:s text:c="5"/>*/</text:p>
      <text:p text:style-name="code_20_block"><text:s text:c="4"/>public void commit(final Transaction arg0) {</text:p>
      <text:p text:style-name="code_20_block"><text:s text:c="8"/>// Get the service context for this transaction/task</text:p>
      <text:p text:style-name="code_20_block"><text:s text:c="8"/>WebGetContext ctext = getContext(arg0);</text:p>
      <text:p text:style-name="code_20_block"><text:s text:c="8"/>// Pass it to the service thread via the blocking queue <text:s text:c="4"/></text:p>
      <text:p text:style-name="code_20_block"><text:s text:c="12"/>if (resolveQueue.offer(ctext)){</text:p>
      <text:p text:style-name="code_20_block"><text:s text:c="16"/>logger.log(Level.SEVERE, </text:p>
      <text:p text:style-name="code_20_block"><text:s text:c="18"/>"Resolve queue in WebGetService rejected offer of entry. "+</text:p>
      <text:p text:style-name="code_20_block"><text:s text:c="18"/>"WebGet resolution for transaction discarded.");</text:p>
      <text:p text:style-name="code_20_block"><text:s text:c="12"/>}</text:p>
      <text:p text:style-name="code_20_block"><text:s text:c="8"/>// remove the context from the context Map as the task</text:p>
      <text:p text:style-name="code_20_block"><text:s text:c="8"/>// is done with it</text:p>
      <text:p text:style-name="code_20_block"><text:s text:c="8"/>removeContext(arg0); // this is not a race because all it does is</text:p>
      <text:p text:style-name="code_20_block"><text:s text:c="32"/>// remove</text:p>
      <text:p text:style-name="code_20_block"><text:s text:c="8"/>// the reference in the hash table</text:p>
      <text:p text:style-name="code_20_block"><text:s text:c="4"/>}</text:p>
      <text:p text:style-name="code_20_block"/>
      <text:p text:style-name="code_20_block"><text:s text:c="4"/>/**</text:p>
      <text:p text:style-name="code_20_block"><text:s text:c="5"/>* The prepare method is called to inform a service of the pending</text:p>
      <text:p text:style-name="code_20_block"><text:s text:c="5"/>* commit of a task/transaction. It is the Service's last legal time to</text:p>
      <text:p text:style-name="code_20_block"><text:s text:c="5"/>* throw an exception and abort the commit.</text:p>
      <text:p text:style-name="code_20_block"><text:s text:c="5"/>* </text:p>
      <text:p text:style-name="code_20_block"><text:s text:c="5"/>* @param arg0 the transaction being prepared</text:p>
      <text:p text:style-name="code_20_block"><text:s text:c="5"/>* @return true if there is no more work to be done, false if a commit</text:p>
      <text:p text:style-name="code_20_block"><text:s text:c="5"/>* <text:s text:c="8"/>call is still required to complete processing for this</text:p>
      <text:p text:style-name="code_20_block"><text:s text:c="5"/>* <text:s text:c="8"/>transaction.</text:p>
      <text:p text:style-name="code_20_block"><text:s text:c="5"/>*/</text:p>
      <text:p text:style-name="code_20_block"/>
      <text:p text:style-name="code_20_block"><text:s text:c="4"/>public boolean prepare(Transaction arg0) throws Exception {</text:p>
      <text:p text:style-name="code_20_block"><text:s text:c="8"/>return false; // this says we DO need a commit</text:p>
      <text:p text:style-name="code_20_block"><text:s text:c="4"/>}</text:p>
      <text:p text:style-name="code_20_block"/>
      <text:p text:style-name="code_20_block"><text:s text:c="4"/>/**</text:p>
      <text:p text:style-name="code_20_block"><text:s text:c="5"/>* This is a short-cut that the TransactionCoordinator may call at its</text:p>
      <text:p text:style-name="code_20_block"><text:s text:c="5"/>* option.</text:p>
      <text:p text:style-name="code_20_block"><text:s text:c="5"/>* </text:p>
      <text:p text:style-name="code_20_block"><text:s text:c="5"/>* @param arg0 the transaction being prepared</text:p>
      <text:p text:style-name="code_20_block"><text:s text:c="5"/>*/</text:p>
      <text:p text:style-name="code_20_block"><text:s text:c="4"/>public void prepareAndCommit(Transaction arg0) throws Exception {</text:p>
      <text:p text:style-name="code_20_block"><text:s text:c="8"/>// This is the default logic</text:p>
      <text:p text:style-name="code_20_block"><text:s text:c="8"/>// A service however is not obligated to call its prepare and</text:p>
      <text:p text:style-name="code_20_block"><text:s text:c="8"/>// commit methods in this fashion if it has internal information</text:p>
      <text:p text:style-name="code_20_block"><text:s text:c="8"/>// that lets it be more efficient having the knowledge that</text:p>
      <text:p text:style-name="code_20_block"><text:s text:c="8"/>// it *will* be committing after the prepare</text:p>
      <text:p text:style-name="code_20_block"><text:s text:c="8"/>if (!prepare(arg0)) {</text:p>
      <text:p text:style-name="code_20_block"><text:s text:c="12"/>commit(arg0);</text:p>
      <text:p text:style-name="code_20_block"><text:s text:c="8"/>}</text:p>
      <text:p text:style-name="code_20_block"/>
      <text:p text:style-name="code_20_block"><text:s text:c="4"/>}</text:p>
      <text:p text:style-name="code_20_block"/>
      <text:p text:style-name="code_20_block"><text:s text:c="4"/>/**</text:p>
      <text:p text:style-name="code_20_block"><text:s text:c="5"/>* This is the major entry point into this service for a task. It queues</text:p>
      <text:p text:style-name="code_20_block"><text:s text:c="5"/>* a request to get a piece of web content. When the content has been</text:p>
      <text:p text:style-name="code_20_block"><text:s text:c="5"/>* acquired, the listener will get called in a new task. </text:p>
      <text:p text:style-name="code_20_block"><text:s text:c="5"/>* </text:p>
      <text:p text:style-name="code_20_block"><text:s text:c="5"/>* @param fileURL a URL to fetch content from</text:p>
      <text:p text:style-name="code_20_block"><text:s text:c="5"/>* @param listener the listener to call back with the content.</text:p>
      <text:p text:style-name="code_20_block"><text:s text:c="5"/>*/</text:p>
      <text:p text:style-name="code_20_block"><text:s text:c="4"/>public void queueURLRequest(URL fileURL, WebGetListener listener) {</text:p>
      <text:p text:style-name="code_20_block"><text:s text:c="8"/>if (listener != null &amp;&amp; !(listener instanceof Serializable)) {</text:p>
      <text:p text:style-name="code_20_block"><text:s text:c="16"/>throw new IllegalArgumentException(</text:p>
      <text:p text:style-name="code_20_block"><text:s text:c="20"/>"listener is not serializable");</text:p>
      <text:p text:style-name="code_20_block"><text:s text:c="8"/>}</text:p>
      <text:p text:style-name="code_20_block"><text:s text:c="8"/>getContext().addURLRequest(fileURL, listener);</text:p>
      <text:p text:style-name="code_20_block"/>
      <text:p text:style-name="code_20_block"><text:s text:c="4"/>}</text:p>
      <text:p text:style-name="code_20_block"/>
      <text:p text:style-name="code_20_block"><text:s text:c="4"/>/**</text:p>
      <text:p text:style-name="code_20_block"><text:s text:c="5"/>* This is called by the init in order to set a web proxy through which</text:p>
      <text:p text:style-name="code_20_block"><text:s text:c="5"/>* all calls to this manager to get web content will be routed</text:p>
      <text:p text:style-name="code_20_block"><text:s text:c="5"/>* </text:p>
      <text:p text:style-name="code_20_block"><text:s text:c="5"/>* @param URL the URL of the proxy server</text:p>
      <text:p text:style-name="code_20_block"><text:s text:c="5"/>*/</text:p>
      <text:p text:style-name="code_20_block"><text:s text:c="4"/>private void setWebProxy(URL proxyURL) {</text:p>
      <text:p text:style-name="code_20_block"><text:s text:c="8"/>String protocol = proxyURL.getProtocol();</text:p>
      <text:p text:style-name="code_20_block"><text:s text:c="8"/>Proxy.Type ptype;</text:p>
      <text:p text:style-name="code_20_block"><text:s text:c="8"/>if (protocol.equalsIgnoreCase("http")) {</text:p>
      <text:p text:style-name="code_20_block"><text:s text:c="12"/>ptype = Proxy.Type.HTTP;</text:p>
      <text:p text:style-name="code_20_block"><text:s text:c="8"/>} else if (protocol.equalsIgnoreCase("socks")) {</text:p>
      <text:p text:style-name="code_20_block"><text:s text:c="12"/>ptype = Proxy.Type.SOCKS;</text:p>
      <text:p text:style-name="code_20_block"/>
      <text:p text:style-name="code_20_block"><text:s text:c="8"/>} else { // don't recognize so reject</text:p>
      <text:p text:style-name="code_20_block"><text:s text:c="12"/>logger.warning("Ignore unrecognized proxy URL: " + proxyURL);</text:p>
      <text:p text:style-name="code_20_block"><text:s text:c="12"/>return;</text:p>
      <text:p text:style-name="code_20_block"><text:s text:c="8"/>}</text:p>
      <text:p text:style-name="code_20_block"><text:s text:c="8"/>setProxy(new Proxy(ptype, new InetSocketAddress(proxyURL.getHost(),</text:p>
      <text:p text:style-name="code_20_block"><text:s text:c="12"/>proxyURL.getPort())));</text:p>
      <text:p text:style-name="code_20_block"><text:s text:c="4"/>}</text:p>
      <text:p text:style-name="code_20_block"/>
      <text:p text:style-name="code_20_block">}</text:p>
      <text:p text:style-name="code_20_block"/>
      <text:h text:style-name="Heading_20_3" text:outline-level="3">WebGetContext</text:h>
      <text:p text:style-name="Text_20_body">One instance of this object is created for every task that calls the <text:span text:style-name="T7">WebGetService</text:span> in order to hold task-specific state. It is cleaned up when the task commits or aborts.</text:p>
      <text:p text:style-name="code_20_block">package com.sun.sgs.examples.webgetservice;</text:p>
      <text:p text:style-name="code_20_block"/>
      <text:p text:style-name="code_20_block">import java.io.IOException;</text:p>
      <text:p text:style-name="code_20_block">import java.math.BigInteger;</text:p>
      <text:p text:style-name="code_20_block">import java.net.Proxy;</text:p>
      <text:p text:style-name="code_20_block">import java.net.URL;</text:p>
      <text:p text:style-name="code_20_block">import java.net.URLConnection;</text:p>
      <text:p text:style-name="code_20_block">import java.util.LinkedList;</text:p>
      <text:p text:style-name="code_20_block">import java.util.Queue;</text:p>
      <text:p text:style-name="code_20_block"/>
      <text:p text:style-name="code_20_block">import com.sun.sgs.app.ManagedReference;</text:p>
      <text:p text:style-name="code_20_block">import com.sun.sgs.kernel.KernelRunnable;</text:p>
      <text:p text:style-name="code_20_block">import com.sun.sgs.kernel.TaskOwner;</text:p>
      <text:p text:style-name="code_20_block">import com.sun.sgs.kernel.TaskScheduler;</text:p>
      <text:p text:style-name="code_20_block">import com.sun.sgs.service.DataService;</text:p>
      <text:p text:style-name="code_20_block">import com.sun.sgs.service.TransactionProxy;</text:p>
      <text:p text:style-name="code_20_block">import com.sun.sgs.service.TransactionRunner;</text:p>
      <text:p text:style-name="code_20_block"/>
      <text:p text:style-name="code_20_block">/**</text:p>
      <text:p text:style-name="code_20_block"><text:s/>* This holds the service context for a task.</text:p>
      <text:p text:style-name="code_20_block"><text:s/>* </text:p>
      <text:p text:style-name="code_20_block"><text:s/>* Every task runs in its own thread but all share one instance</text:p>
      <text:p text:style-name="code_20_block"><text:s/>* of the service. <text:s/>Thus the service must be thread safe. <text:s/>The</text:p>
      <text:p text:style-name="code_20_block"><text:s/>* simplest way of doing that is to create a context object for</text:p>
      <text:p text:style-name="code_20_block"><text:s/>* each task that stores all of the service state for that task.</text:p>
      <text:p text:style-name="code_20_block"><text:s/>* </text:p>
      <text:p text:style-name="code_20_block"><text:s/>*</text:p>
      <text:p text:style-name="code_20_block"><text:s/>*/</text:p>
      <text:p text:style-name="code_20_block">public class WebGetContext {</text:p>
      <text:p text:style-name="code_20_block"><text:s text:c="4"/>/**</text:p>
      <text:p text:style-name="code_20_block"><text:s text:c="5"/>* This is a reference to the DataService. <text:s/>It is valid for the</text:p>
      <text:p text:style-name="code_20_block"><text:s text:c="5"/>* life of the process we are running in. <text:s/>Since we don't persist</text:p>
      <text:p text:style-name="code_20_block"><text:s text:c="5"/>* the contexts in the event of system restart, it is safe to cache </text:p>
      <text:p text:style-name="code_20_block"><text:s text:c="5"/>* this.</text:p>
      <text:p text:style-name="code_20_block"><text:s text:c="5"/>*/</text:p>
      <text:p text:style-name="code_20_block"><text:s text:c="4"/>DataService dataService;</text:p>
      <text:p text:style-name="code_20_block"><text:s text:c="4"/>/**</text:p>
      <text:p text:style-name="code_20_block"><text:s text:c="5"/>* This is queue of web content fetches that have been requested</text:p>
      <text:p text:style-name="code_20_block"><text:s text:c="5"/>* by the task associated with this instance.</text:p>
      <text:p text:style-name="code_20_block"><text:s text:c="5"/>*/</text:p>
      <text:p text:style-name="code_20_block"><text:s text:c="4"/>Queue&lt;WebGetQueueNode&gt; queue = new LinkedList&lt;WebGetQueueNode&gt;();</text:p>
      <text:p text:style-name="code_20_block"><text:s text:c="4"/>/**</text:p>
      <text:p text:style-name="code_20_block"><text:s text:c="5"/>* This is the owner of the task associated with this instance.</text:p>
      <text:p text:style-name="code_20_block"><text:s text:c="5"/>* All new tasks spawned by this object will be set to belong to</text:p>
      <text:p text:style-name="code_20_block"><text:s text:c="5"/>* the same owner.</text:p>
      <text:p text:style-name="code_20_block"><text:s text:c="5"/>*/</text:p>
      <text:p text:style-name="code_20_block"><text:s text:c="4"/>TaskOwner owner;</text:p>
      <text:p text:style-name="code_20_block"><text:s text:c="4"/>/**</text:p>
      <text:p text:style-name="code_20_block"><text:s text:c="5"/>* This is a reference to the system scheduler, used to spawn</text:p>
      <text:p text:style-name="code_20_block"><text:s text:c="5"/>* new tasks.</text:p>
      <text:p text:style-name="code_20_block"><text:s text:c="5"/>*/</text:p>
      <text:p text:style-name="code_20_block"><text:s text:c="4"/>TaskScheduler scheduler;</text:p>
      <text:p text:style-name="code_20_block"><text:s text:c="4"/></text:p>
      <text:p text:style-name="code_20_block"><text:s text:c="4"/>/**</text:p>
      <text:p text:style-name="P49"><text:s text:c="5"/><text:tab/> <text:s text:c="4"/>* The constructor. <text:s/>It takes a reference to the system task scheduler <text:line-break/><text:tab/> <text:s text:c="4"/>* and the task owner to launch the child tasks on behalf of.</text:p>
      <text:p text:style-name="code_20_block"><text:s text:c="5"/>* @param sched the system task scheduler</text:p>
      <text:p text:style-name="code_20_block"><text:s text:c="5"/>* @param dservice a reference to this application's DataService</text:p>
      <text:p text:style-name="code_20_block"><text:s text:c="5"/>* @param to the owner of tasks created by this object</text:p>
      <text:p text:style-name="code_20_block"><text:s text:c="5"/>*/</text:p>
      <text:p text:style-name="code_20_block"><text:s text:c="4"/>public WebGetContext(TaskScheduler sched, DataService dservice, <text:line-break/><text:tab/> <text:s/>TaskOwner to){</text:p>
      <text:p text:style-name="code_20_block"><text:s text:c="8"/>owner=to;</text:p>
      <text:p text:style-name="code_20_block"><text:s text:c="8"/>scheduler = sched;</text:p>
      <text:p text:style-name="code_20_block"><text:s text:c="8"/>dataService = dservice;</text:p>
      <text:p text:style-name="code_20_block"><text:s text:c="4"/>}</text:p>
      <text:p text:style-name="code_20_block"/>
      <text:p text:style-name="code_20_block"><text:s text:c="4"/>/**</text:p>
      <text:p text:style-name="code_20_block"><text:s text:c="5"/>* This is the method that gets called by the WebGetService to </text:p>
      <text:p text:style-name="code_20_block"><text:s text:c="5"/>* actually fetch the requested pieces of web content and </text:p>
      <text:p text:style-name="code_20_block"><text:s text:c="5"/>* launch the new tasks that will receive them. <text:s/></text:p>
      <text:p text:style-name="code_20_block"><text:s text:c="5"/>* This method will be called *outside* of any task or transaction</text:p>
      <text:p text:style-name="code_20_block"><text:s text:c="5"/>* because it can and will block while getting the web content.</text:p>
      <text:p text:style-name="code_20_block"><text:s text:c="5"/>* @param proxy a web server proxy to do web connections through</text:p>
      <text:p text:style-name="code_20_block"><text:s text:c="5"/>* </text:p>
      <text:p text:style-name="code_20_block"><text:s text:c="5"/>*/</text:p>
      <text:p text:style-name="code_20_block"><text:s text:c="4"/>public void doRequests(final Proxy proxy) {</text:p>
      <text:p text:style-name="code_20_block"><text:s text:c="8"/>for(final WebGetQueueNode node : queue){</text:p>
      <text:p text:style-name="code_20_block"><text:s text:c="12"/>try {</text:p>
      <text:p text:style-name="code_20_block"><text:s text:c="16"/>// gets the content from thbe web server</text:p>
      <text:p text:style-name="code_20_block"><text:s text:c="16"/>final Object content =<text:line-break/><text:tab/><text:tab/><text:tab/><text:tab/>node.fileURL.openConnection(proxy).getContent();</text:p>
      <text:p text:style-name="code_20_block"><text:s text:c="16"/>// use the scheduler to schedule a new task</text:p>
      <text:p text:style-name="code_20_block"><text:s text:c="16"/>scheduler.scheduleTask(</text:p>
      <text:p text:style-name="code_20_block"><text:s text:c="20"/>// this wrapper is required to create a task</text:p>
      <text:p text:style-name="code_20_block"><text:s text:c="20"/>new TransactionRunner(new KernelRunnable(){</text:p>
      <text:p text:style-name="code_20_block"><text:s text:c="24"/>// this is the method the kernel will actually</text:p>
      <text:p text:style-name="code_20_block"><text:s text:c="24"/>// call to execute the task</text:p>
      <text:p text:style-name="code_20_block"><text:s text:c="24"/>public void run() throws Exception {</text:p>
      <text:p text:style-name="code_20_block"><text:s text:c="28"/>// this gets the listener from its object ID</text:p>
      <text:p text:style-name="code_20_block"><text:s text:c="28"/>// we had to store it as an object ID because</text:p>
      <text:p text:style-name="code_20_block"><text:s text:c="28"/>// a ManagedReference is only good inside of</text:p>
      <text:p text:style-name="code_20_block"><text:s text:c="28"/>// the task that created it <text:s/>(This is hidden</text:p>
      <text:p text:style-name="code_20_block"><text:s text:c="28"/>// in normal task code by the object store which</text:p>
      <text:p text:style-name="code_20_block"><text:s text:c="28"/>// saves ManagedReferences as their referenced </text:p>
      <text:p text:style-name="code_20_block"><text:s text:c="28"/>// object ID and restores them on a get() of</text:p>
      <text:p text:style-name="code_20_block"><text:s text:c="28"/>// their owning object.)</text:p>
      <text:p text:style-name="code_20_block"><text:s text:c="28"/>WebGetListener l = node.getListener();</text:p>
      <text:p text:style-name="code_20_block"><text:s text:c="28"/>l.gotContent(content);</text:p>
      <text:p text:style-name="code_20_block"><text:s text:c="24"/>}</text:p>
      <text:p text:style-name="code_20_block"/>
      <text:p text:style-name="code_20_block"><text:s text:c="24"/>// returns the FQCN of the innermost runnable</text:p>
      <text:p text:style-name="code_20_block"><text:s text:c="24"/>public String getBaseTaskType() {</text:p>
      <text:p text:style-name="code_20_block"><text:s text:c="28"/>return KernelRunnable.class.getName();</text:p>
      <text:p text:style-name="code_20_block"><text:s text:c="24"/>} <text:s text:c="19"/></text:p>
      <text:p text:style-name="code_20_block"><text:s text:c="20"/>}), owner);</text:p>
      <text:p text:style-name="code_20_block"><text:s text:c="12"/>} catch (IOException e) {</text:p>
      <text:p text:style-name="code_20_block"><text:s text:c="16"/>// TODO Auto-generated catch block</text:p>
      <text:p text:style-name="code_20_block"><text:s text:c="16"/>e.printStackTrace();</text:p>
      <text:p text:style-name="code_20_block"><text:s text:c="12"/>}</text:p>
      <text:p text:style-name="code_20_block"><text:s text:c="8"/>}</text:p>
      <text:p text:style-name="code_20_block"><text:s text:c="8"/></text:p>
      <text:p text:style-name="code_20_block"><text:s text:c="4"/>}</text:p>
      <text:p text:style-name="code_20_block"/>
      <text:p text:style-name="code_20_block"><text:s text:c="4"/>/**</text:p>
      <text:p text:style-name="code_20_block"><text:s text:c="5"/>* This method is called to allow the context to clean up on</text:p>
      <text:p text:style-name="code_20_block"><text:s text:c="5"/>* the abort of the task it is associated with.</text:p>
      <text:p text:style-name="code_20_block"><text:s text:c="5"/>*/</text:p>
      <text:p text:style-name="code_20_block"><text:s text:c="4"/>public void abort() {</text:p>
      <text:p text:style-name="code_20_block"><text:s text:c="8"/>// currently this code does nothing special when the task it is</text:p>
      <text:p text:style-name="code_20_block"><text:s text:c="8"/>// associated with aborts.</text:p>
      <text:p text:style-name="code_20_block"><text:s text:c="8"/></text:p>
      <text:p text:style-name="code_20_block"><text:s text:c="4"/>}</text:p>
      <text:p text:style-name="code_20_block"/>
      <text:p text:style-name="code_20_block"><text:s text:c="4"/></text:p>
      <text:p text:style-name="code_20_block"><text:s text:c="4"/>/**</text:p>
      <text:p text:style-name="code_20_block"><text:s text:c="5"/>* This is called to add a request to fetch a piece of URL content</text:p>
      <text:p text:style-name="code_20_block"><text:s text:c="5"/>* to this context's list of content to fetch</text:p>
      <text:p text:style-name="code_20_block"><text:s text:c="5"/>* @param fileURL the URL identifying the content</text:p>
      <text:p text:style-name="code_20_block"><text:s text:c="5"/>* @param listener the listener that will</text:p>
      <text:p text:style-name="code_20_block"><text:s text:c="5"/>* <text:s text:c="8"/>be called back with the content. <text:s/>This MUST be the ID of</text:p>
      <text:p text:style-name="code_20_block"><text:s text:c="5"/>* <text:s text:c="8"/>a managed object that implements the WebGetListener interface</text:p>
      <text:p text:style-name="code_20_block"><text:s text:c="5"/>* <text:s text:c="8"/>or a class cast exception will be thrown when the context</text:p>
      <text:p text:style-name="code_20_block"><text:s text:c="5"/>* <text:s text:c="8"/>attempts to call it back.</text:p>
      <text:p text:style-name="code_20_block"><text:s text:c="5"/>* <text:s text:c="5"/></text:p>
      <text:p text:style-name="code_20_block"><text:s text:c="5"/>*/</text:p>
      <text:p text:style-name="code_20_block"><text:s text:c="4"/>public void addURLRequest(URL fileURL, WebGetListener listener) {</text:p>
      <text:p text:style-name="code_20_block"><text:s text:c="8"/>queue.add(new WebGetQueueNode(dataService,fileURL, listener));</text:p>
      <text:p text:style-name="code_20_block"><text:s text:c="8"/></text:p>
      <text:p text:style-name="code_20_block"><text:s text:c="4"/>}</text:p>
      <text:p text:style-name="code_20_block"><text:s text:c="4"/></text:p>
      <text:p text:style-name="code_20_block"><text:s text:c="4"/></text:p>
      <text:p text:style-name="code_20_block">}</text:p>
      <text:h text:style-name="Heading_20_3" text:outline-level="3">WebGetQueueNode</text:h>
      <text:p text:style-name="Text_20_body">This is a little structure used as the node in the <text:span text:style-name="T7">WebGetContext</text:span>'s list of requests. Each node represents one request by the associated task for a piece of Web content.</text:p>
      <text:p text:style-name="P36">package com.sun.sgs.examples.webgetservice;</text:p>
      <text:p text:style-name="P36">import java.net.URL;</text:p>
      <text:p text:style-name="P36"/>
      <text:p text:style-name="P36">import com.sun.sgs.examples.webgetservice.util.WrappedNonpersistentSerializable;</text:p>
      <text:p text:style-name="P36">import com.sun.sgs.service.DataService;</text:p>
      <text:p text:style-name="P36"/>
      <text:p text:style-name="P36">/**</text:p>
      <text:p text:style-name="P36"><text:s/>* This class represents a request from a task for a piece of web content.</text:p>
      <text:p text:style-name="P36"><text:s/>* It is collected in a list of requests in WebGetContext</text:p>
      <text:p text:style-name="P36"><text:s/>*</text:p>
      <text:p text:style-name="P36"><text:s/>*/</text:p>
      <text:p text:style-name="P36">public class WebGetQueueNode {</text:p>
      <text:p text:style-name="P36"><text:s text:c="4"/>/**</text:p>
      <text:p text:style-name="P36"><text:s text:c="5"/>* This is a reference to the DataService. <text:s/>It is valid for the</text:p>
      <text:p text:style-name="P36"><text:s text:c="5"/>* life of the process we are running in. <text:s/>Since we don't persist</text:p>
      <text:p text:style-name="P36"><text:s text:c="5"/>* the nodes in the event of system restart, it is safe to cache </text:p>
      <text:p text:style-name="P36"><text:s text:c="5"/>* this.</text:p>
      <text:p text:style-name="P36"><text:s text:c="5"/>*/</text:p>
      <text:p text:style-name="P36"><text:s text:c="4"/>DataService dataService;</text:p>
      <text:p text:style-name="P36"><text:s text:c="4"/>/**</text:p>
      <text:p text:style-name="P36"><text:s text:c="5"/>* The URL to get the content from</text:p>
      <text:p text:style-name="P36"><text:s text:c="5"/>*/</text:p>
      <text:p text:style-name="P36"><text:s text:c="4"/>URL fileURL;</text:p>
      <text:p text:style-name="P36"><text:s text:c="4"/>/**</text:p>
      <text:p text:style-name="P36"><text:s text:c="5"/>* The listener for the content</text:p>
      <text:p text:style-name="P36"><text:s text:c="5"/>*/</text:p>
      <text:p text:style-name="P36"><text:s text:c="4"/>WrappedNonpersistentSerializable&lt;WebGetListener&gt; listener;</text:p>
      <text:p text:style-name="P36"><text:s text:c="4"/></text:p>
      <text:p text:style-name="P36"><text:s text:c="4"/>/**</text:p>
      <text:p text:style-name="P36"><text:s text:c="5"/>* This is the constructor for WebGetQueueNode</text:p>
      <text:p text:style-name="P36"><text:s text:c="5"/>* It assumes that nodes are not persistent past the end of</text:p>
      <text:p text:style-name="P36"><text:s text:c="5"/>* the process they were created in. <text:s/>This allows it to cache</text:p>
      <text:p text:style-name="P36"><text:s text:c="5"/>* the reference to the DataService which is only</text:p>
      <text:p text:style-name="P36"><text:s text:c="5"/>* valid for the life of the process it was fetched in.</text:p>
      <text:p text:style-name="P36"><text:s text:c="5"/>* </text:p>
      <text:p text:style-name="P36"><text:s text:c="5"/>* @param dservice A reference to this app's DataService</text:p>
      <text:p text:style-name="P36"><text:s text:c="5"/>* @param file The URL to get the content from</text:p>
      <text:p text:style-name="P36"><text:s text:c="5"/>* @param wglistener the listener which will be called to</text:p>
      <text:p text:style-name="P36"><text:s text:c="5"/>* <text:s text:c="10"/>receive the content. This must be a serializable</text:p>
      <text:p text:style-name="P36"><text:s text:c="5"/>* <text:s text:c="10"/>but does not have to be a ManagedObject</text:p>
      <text:p text:style-name="P36"><text:s text:c="5"/>*/</text:p>
      <text:p text:style-name="P36"><text:s text:c="4"/>public WebGetQueueNode(DataService dservice, URL file, </text:p>
      <text:p text:style-name="P36"><text:s text:c="8"/>WebGetListener wglistener){</text:p>
      <text:p text:style-name="P36"><text:s text:c="8"/>dataService = dservice;</text:p>
      <text:p text:style-name="P36"><text:s text:c="8"/>fileURL = file;</text:p>
      <text:p text:style-name="P36"><text:s text:c="8"/>if (wglistener != null) {</text:p>
      <text:p text:style-name="P36"><text:s text:c="12"/>// The WrappedUnmanagedSerializable wrapper hides the</text:p>
      <text:p text:style-name="P36"><text:s text:c="12"/>// fact that there are two differnt ways to get the</text:p>
      <text:p text:style-name="P36"><text:s text:c="12"/>// object to call back depending on whether its a managed</text:p>
      <text:p text:style-name="P36"><text:s text:c="12"/>// or unmanaged object</text:p>
      <text:p text:style-name="P36"><text:s text:c="12"/>// "Unmanaged" in the name refers to the fact that this wrapper</text:p>
      <text:p text:style-name="P36"><text:s text:c="12"/>// is unmanaged and will be lost should the process end.</text:p>
      <text:p text:style-name="P36"><text:s text:c="12"/>listener = new WrappedNonpersistentSerializable&lt;WebGetListener&gt;(</text:p>
      <text:p text:style-name="P36"><text:s text:c="20"/>dataService,wglistener);</text:p>
      <text:p text:style-name="P36"><text:s text:c="8"/>}</text:p>
      <text:p text:style-name="P36"><text:s text:c="7"/></text:p>
      <text:p text:style-name="P36"><text:s text:c="4"/>}</text:p>
      <text:p text:style-name="P36"/>
      <text:p text:style-name="P36"><text:s text:c="4"/>/**</text:p>
      <text:p text:style-name="P36"><text:s text:c="5"/>* This method unwraps the listener wrapper.</text:p>
      <text:p text:style-name="P36"><text:s text:c="5"/>* For more information see {@link WrappedUnmanagedSerializable} </text:p>
      <text:p text:style-name="P36"><text:s text:c="5"/>* @return</text:p>
      <text:p text:style-name="P36"><text:s text:c="5"/>*/</text:p>
      <text:p text:style-name="P36"><text:s text:c="4"/>public WebGetListener getListener() {</text:p>
      <text:p text:style-name="P36"><text:s text:c="8"/>return listener.get(dataService, WebGetListener.class);</text:p>
      <text:p text:style-name="P36"><text:s text:c="4"/>}</text:p>
      <text:p text:style-name="P36">}</text:p>
      <text:p text:style-name="P36"/>
      <text:p text:style-name="code_20_block"/>
      <text:h text:style-name="Heading_20_3" text:outline-level="3">WrappedNonPersistentSerializable</text:h>
      <text:p text:style-name="Text_20_body">This class hides the difference between a callback to a managed and a callback to an unmanaged object. <text:span text:style-name="T20">Nonpersistent</text:span> refers to the fact that this is an in-memory class that does nothing to back up its own state to persistent storage.</text:p>
      <text:p text:style-name="code_20_block">/*</text:p>
      <text:p text:style-name="code_20_block"><text:s/>* Copyright 2007 Sun Microsystems, Inc. All rights reserved</text:p>
      <text:p text:style-name="code_20_block"><text:s/>*/</text:p>
      <text:p text:style-name="code_20_block"/>
      <text:p text:style-name="code_20_block">package com.sun.sgs.examples.webgetservice.util;</text:p>
      <text:p text:style-name="code_20_block"/>
      <text:p text:style-name="code_20_block">import com.sun.sgs.app.AppContext;</text:p>
      <text:p text:style-name="code_20_block">import com.sun.sgs.app.DataManager;</text:p>
      <text:p text:style-name="code_20_block">import com.sun.sgs.app.ManagedObject;</text:p>
      <text:p text:style-name="code_20_block">import com.sun.sgs.app.ManagedReference;</text:p>
      <text:p text:style-name="code_20_block">import com.sun.sgs.service.DataService;</text:p>
      <text:p text:style-name="code_20_block"/>
      <text:p text:style-name="code_20_block">import java.io.Serializable;</text:p>
      <text:p text:style-name="code_20_block">import java.math.BigInteger;</text:p>
      <text:p text:style-name="code_20_block"/>
      <text:p text:style-name="code_20_block">/**</text:p>
      <text:p text:style-name="code_20_block"><text:s/>* A wrapper for an object that is serializable, but may or may not be</text:p>
      <text:p text:style-name="code_20_block"><text:s/>* a {@link ManagedObject}. <text:s/>An instance of this serializable wrapper</text:p>
      <text:p text:style-name="code_20_block"><text:s/>* contains a managed reference to the {@code object} specified during</text:p>
      <text:p text:style-name="code_20_block"><text:s/>* construction as follows:</text:p>
      <text:p text:style-name="code_20_block"><text:s/>* &lt;p&gt; &lt;ul&gt;</text:p>
      <text:p text:style-name="code_20_block"><text:s/>*</text:p>
      <text:p text:style-name="code_20_block"><text:s/>* &lt;li&gt;If the {@code object} implements {@code ManagedObject}, the</text:p>
      <text:p text:style-name="code_20_block"><text:s/>* {@code WrappedNonpersistentSerializable} instance contains the object ID</text:p>
      <text:p text:style-name="code_20_block"><text:s/>* of the object. &lt;/li&gt;</text:p>
      <text:p text:style-name="code_20_block"><text:s/></text:p>
      <text:p text:style-name="code_20_block"><text:s/>* &lt;li&gt; Otherwise, if the {@code object} implements {@link</text:p>
      <text:p text:style-name="code_20_block"><text:s/>* Serializable} but does not implement {@code ManagedObject}, the</text:p>
      <text:p text:style-name="code_20_block"><text:s/>* {@code WrappedNonpersistentSerializable} instance just contains a<text:line-break/> * reference to the</text:p>
      <text:p text:style-name="code_20_block"><text:s/>* {@code object}. &lt;/li&gt;</text:p>
      <text:p text:style-name="code_20_block"><text:s/>* &lt;/ul&gt;</text:p>
      <text:p text:style-name="code_20_block"><text:s/>* &lt;p&gt; </text:p>
      <text:p text:style-name="code_20_block"><text:s/>*</text:p>
      <text:p text:style-name="code_20_block"><text:s/>* @param &lt;T&gt; type of object wrapped</text:p>
      <text:p text:style-name="code_20_block"><text:s/>*/</text:p>
      <text:p text:style-name="code_20_block">public final class WrappedNonpersistentSerializable&lt;T&gt; implements Serializable {</text:p>
      <text:p text:style-name="code_20_block"/>
      <text:p text:style-name="code_20_block"><text:s text:c="4"/>/** The serialVersionUID for this class. */</text:p>
      <text:p text:style-name="code_20_block"><text:s text:c="4"/>private final static long serialVersionUID = 1L;</text:p>
      <text:p text:style-name="code_20_block"/>
      <text:p text:style-name="code_20_block"><text:s text:c="4"/>/** The objectID for the object if it wraps a managed object</text:p>
      <text:p text:style-name="code_20_block"><text:s text:c="5"/>*/</text:p>
      <text:p text:style-name="code_20_block"><text:s text:c="4"/>private BigInteger objID;</text:p>
      <text:p text:style-name="code_20_block"><text:s text:c="4"/></text:p>
      <text:p text:style-name="code_20_block"><text:s text:c="4"/>/**</text:p>
      <text:p text:style-name="code_20_block"><text:s text:c="5"/>* A Java reference if the object is not managed</text:p>
      <text:p text:style-name="code_20_block"><text:s text:c="5"/>*/</text:p>
      <text:p text:style-name="code_20_block"><text:s text:c="4"/>private T javaRef;</text:p>
      <text:p text:style-name="code_20_block"><text:s text:c="4"/></text:p>
      <text:p text:style-name="code_20_block"/>
      <text:p text:style-name="code_20_block"><text:s text:c="4"/>/**</text:p>
      <text:p text:style-name="code_20_block"><text:s text:c="5"/>* Constructs an instance of this class with the specified object.</text:p>
      <text:p text:style-name="code_20_block"><text:s text:c="5"/>* The specified object must implement {@link Serializable} and may</text:p>
      <text:p text:style-name="code_20_block"><text:s text:c="5"/>* or may not be a {@link ManagedObject}.</text:p>
      <text:p text:style-name="code_20_block"><text:s text:c="5"/>*</text:p>
      <text:p text:style-name="code_20_block"><text:s text:c="5"/>* @param object an object</text:p>
      <text:p text:style-name="code_20_block"><text:s text:c="5"/>*</text:p>
      <text:p text:style-name="code_20_block"><text:s text:c="5"/>* @throws IllegalArgumentException if the specified object does not</text:p>
      <text:p text:style-name="code_20_block"><text:s text:c="5"/>* implement &lt;code&gt;Serializable&lt;/code&gt;</text:p>
      <text:p text:style-name="code_20_block"><text:s text:c="5"/>*/</text:p>
      <text:p text:style-name="code_20_block"><text:s text:c="4"/>public WrappedNonpersistentSerializable(DataService dataService,T object) </text:p>
      <text:p text:style-name="code_20_block"><text:s text:c="4"/>{</text:p>
      <text:p text:style-name="code_20_block"><text:tab/>if (object == null) {</text:p>
      <text:p text:style-name="code_20_block"><text:tab/> <text:s text:c="3"/>throw new NullPointerException("obj is null");</text:p>
      <text:p text:style-name="code_20_block"><text:tab/>} else if (!(object instanceof Serializable)) {</text:p>
      <text:p text:style-name="code_20_block"><text:tab/> <text:s text:c="3"/>throw new IllegalArgumentException("obj not serializable");</text:p>
      <text:p text:style-name="code_20_block"><text:tab/>}</text:p>
      <text:p text:style-name="code_20_block"><text:tab/>if (object instanceof ManagedObject){</text:p>
      <text:p text:style-name="code_20_block"><text:s text:c="12"/>// get a ref to get the ID from</text:p>
      <text:p text:style-name="code_20_block"><text:tab/> <text:s text:c="3"/>ManagedReference ref = dataService.createReference(</text:p>
      <text:p text:style-name="code_20_block"><text:s text:c="16"/>(ManagedObject)object);</text:p>
      <text:p text:style-name="code_20_block"><text:s text:c="12"/>// get the ID itself</text:p>
      <text:p text:style-name="code_20_block"><text:s text:c="12"/>objID = ref.getId();</text:p>
      <text:p text:style-name="code_20_block"><text:s text:c="8"/>} else { // it's just an in-memory object</text:p>
      <text:p text:style-name="code_20_block"><text:s text:c="12"/>javaRef = object;</text:p>
      <text:p text:style-name="code_20_block"><text:s text:c="8"/>}</text:p>
      <text:p text:style-name="code_20_block"><text:s text:c="4"/>}</text:p>
      <text:p text:style-name="code_20_block"/>
      <text:p text:style-name="code_20_block"><text:s text:c="4"/>/**</text:p>
      <text:p text:style-name="code_20_block"><text:s text:c="5"/>* Returns the object in this wrapper, cast to the specified</text:p>
      <text:p text:style-name="code_20_block"><text:s text:c="5"/>* {@code type}.</text:p>
      <text:p text:style-name="code_20_block"><text:s text:c="5"/>*</text:p>
      <text:p text:style-name="code_20_block"><text:s text:c="5"/>* @param dataService a referenc to the DataService to use to translate</text:p>
      <text:p text:style-name="code_20_block"><text:s text:c="5"/>* <text:s text:c="9"/>an objectID back into a ManagedObject;</text:p>
      <text:p text:style-name="code_20_block"><text:s text:c="5"/>* @param type the expected class of the object</text:p>
      <text:p text:style-name="code_20_block"><text:s text:c="5"/>* @return T the object in this wrapper</text:p>
      <text:p text:style-name="code_20_block"><text:s text:c="5"/>*</text:p>
      <text:p text:style-name="code_20_block"><text:s text:c="5"/>* @throws ClassCastException if the object in this wrapper is not</text:p>
      <text:p text:style-name="code_20_block"><text:s text:c="5"/>* <text:tab/>an instance of the specified type</text:p>
      <text:p text:style-name="code_20_block"><text:s text:c="5"/>* @throws IllegalStateException if {@link #remove remove} has</text:p>
      <text:p text:style-name="code_20_block"><text:s text:c="5"/>* been invoked on this instance</text:p>
      <text:p text:style-name="code_20_block"><text:s text:c="5"/>*/</text:p>
      <text:p text:style-name="code_20_block"><text:s text:c="4"/>public T get(DataService dataService, Class&lt;T&gt; type) {</text:p>
      <text:p text:style-name="code_20_block"><text:s text:c="8"/>if (javaRef!=null){</text:p>
      <text:p text:style-name="code_20_block"><text:s text:c="12"/>return javaRef;</text:p>
      <text:p text:style-name="code_20_block"><text:s text:c="8"/>} else {</text:p>
      <text:p text:style-name="code_20_block"><text:s text:c="12"/>return dataService.createReferenceForId(objID).get(type);</text:p>
      <text:p text:style-name="code_20_block"><text:s text:c="8"/>}</text:p>
      <text:p text:style-name="code_20_block"><text:s text:c="4"/>}</text:p>
      <text:p text:style-name="code_20_block"/>
      <text:p text:style-name="code_20_block">} <text:s text:c="2"/></text:p>
      <text:p text:style-name="code_20_block"/>
      <text:h text:style-name="Heading_20_3" text:outline-level="3">WebGetListener</text:h>
      <text:p text:style-name="Text_20_body">This is an interface that any Managed Object must implement if it wishes to be the listener to receive a piece of Web content after it has been fetched by the <text:span text:style-name="T7">WebGetService</text:span>.</text:p>
      <text:p text:style-name="P50"><text:span text:style-name="T8">package</text:span> com.sun.sgs.examples.webgetservice;</text:p>
      <text:p text:style-name="P50"/>
      <text:p text:style-name="P50"><text:span text:style-name="T8">import</text:span> java.io.Serializable;</text:p>
      <text:p text:style-name="P50"/>
      <text:p text:style-name="P50">/**</text:p>
      <text:p text:style-name="P50"><text:s/>* This is an interface that any managed object must implement if it </text:p>
      <text:p text:style-name="P50"><text:s/>* wishes to receive a piece of web content after </text:p>
      <text:p text:style-name="P50"><text:s/>* it has been fetched by the WebGetService.</text:p>
      <text:p text:style-name="P50"><text:s/>* </text:p>
      <text:p text:style-name="P50"><text:s/>* A listener must implement this interface AND Serializable.</text:p>
      <text:p text:style-name="P50"><text:s/>* It may optionally implement ManagedObject</text:p>
      <text:p text:style-name="P50"><text:s/>* </text:p>
      <text:p text:style-name="P50"><text:s/>*/</text:p>
      <text:p text:style-name="P36">public interface WebGetListener {</text:p>
      <text:p text:style-name="P36"><text:s text:c="4"/>/**</text:p>
      <text:p text:style-name="P36"><text:s text:c="5"/>* This method will be called in a new task once the content</text:p>
      <text:p text:style-name="P36"><text:s text:c="5"/>* has been fetched</text:p>
      <text:p text:style-name="P36"><text:s text:c="5"/>* @param content the content that was fetched</text:p>
      <text:p text:style-name="P36"><text:s text:c="5"/>*/</text:p>
      <text:p text:style-name="P36"><text:s text:c="4"/>public void gotContent(Object content);</text:p>
      <text:p text:style-name="P36">}</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style:text-properties style:font-name="Thorndale"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code_20_block" style:display-name="code block" style:family="paragraph" style:parent-style-name="Text_20_body" style:class="text">
      <style:paragraph-properties fo:margin-left="0.4925in" fo:margin-right="0in" fo:margin-top="0in" fo:margin-bottom="0in" fo:text-indent="0in" style:auto-text-indent="false"/>
      <style:text-properties style:font-name="Courier New"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Sun Game Server Extension Manual<text:tab/><text:date style:data-style-name="N37" text:date-value="2007-04-01T18:59:06.69">04/01/07</text:date><text:tab/><text:page-number text:select-page="current">36</text:page-number></text:p>
      </style:footer>
    </style:master-page>
    <style:master-page style:name="First_20_Page" style:display-name="First Page" style:page-layout-name="pm1" style:next-style-name="Standard">
      <style:footer>
        <text:p text:style-name="P1">Sun Game Server Extension Manual<text:tab/><text:date style:data-style-name="N37" text:date-value="2007-04-01T18:59:06.71">04/01/07</text:date><text:tab/><text:page-number text:select-page="current">36</text:page-number></text:p>
      </style:footer>
    </style:master-page>
    <style:master-page style:name="Right_20_Page" style:display-name="Right Page" style:page-layout-name="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7-03-12T10:40:28</meta:creation-date>
    <dc:creator>Richard Bowker</dc:creator>
    <dc:date>2007-04-01T18:59:03</dc:date>
    <meta:print-date>2007-03-26T16:14:39</meta:print-date>
    <dc:language>en-US</dc:language>
    <meta:editing-cycles>130</meta:editing-cycles>
    <meta:editing-duration>P1DT12H26M31S</meta:editing-duration>
    <meta:user-defined meta:name="Info 1"/>
    <meta:user-defined meta:name="Info 2"/>
    <meta:user-defined meta:name="Info 3"/>
    <meta:user-defined meta:name="Info 4"/>
    <meta:document-statistic meta:table-count="1" meta:image-count="0" meta:object-count="0" meta:page-count="36" meta:paragraph-count="1361" meta:word-count="9386" meta:character-count="71777"/>
  </office:meta>
</office:document-meta>
</file>